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3.99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43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5.54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4.09mm"/>
    </style:style>
    <style:style style:name="co16" style:family="table-column">
      <style:table-column-properties fo:break-before="auto" style:column-width="2.43mm"/>
    </style:style>
    <style:style style:name="co17" style:family="table-column">
      <style:table-column-properties fo:break-before="auto" style:column-width="20.57mm"/>
    </style:style>
    <style:style style:name="co18" style:family="table-column">
      <style:table-column-properties fo:break-before="auto" style:column-width="34.04mm"/>
    </style:style>
    <style:style style:name="co19" style:family="table-column">
      <style:table-column-properties fo:break-before="auto" style:column-width="33.16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70.54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5.72mm" fo:break-before="auto" style:use-optimal-row-height="true"/>
    </style:style>
    <style:style style:name="ro7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5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  <style:style style:name="T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33% 58%"/>
    </style:style>
    <style:style style:name="T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細明體" style:text-position="0% 100%" style:font-name-asian="細明體"/>
    </style:style>
    <style:style style:name="T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text-position="0% 100%" style:font-name="Times New Roman" style:font-name-complex="Times New Roman"/>
    </style:style>
    <style:style style:name="T7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5年(西元2016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38733472.125178" calcext:value-type="float">
            <text:p><text:s/>38,733,472 <text:s/></text:p>
          </table:table-cell>
          <table:table-cell table:style-name="ce42" office:value-type="float" office:value="4613606.49533" calcext:value-type="float">
            <text:p><text:s/>4,613,606 <text:s/></text:p>
          </table:table-cell>
          <table:table-cell table:style-name="ce42" office:value-type="float" office:value="27621130.259848" calcext:value-type="float">
            <text:p><text:s/>27,621,130 <text:s/></text:p>
          </table:table-cell>
          <table:table-cell table:style-name="ce42" office:value-type="float" office:value="201830.28" calcext:value-type="float">
            <text:p><text:s/>201,830 <text:s/></text:p>
          </table:table-cell>
          <table:table-cell table:style-name="ce42" office:value-type="float" office:value="6156543.19" calcext:value-type="float">
            <text:p><text:s/>6,156,54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0361.9" calcext:value-type="float">
            <text:p><text:s/>140,36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1048.07" calcext:value-type="float">
            <text:p><text:s/>1,04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56.97" calcext:value-type="float">
            <text:p><text:s/>85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1.1" calcext:value-type="float">
            <text:p><text:s/>19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329501.072779775" calcext:value-type="float">
            <text:p><text:s/>-329,501 <text:s/></text:p>
          </table:table-cell>
          <table:table-cell table:style-name="ce42" office:value-type="float" office:value="79445.031" calcext:value-type="float">
            <text:p><text:s/>79,445 <text:s/></text:p>
          </table:table-cell>
          <table:table-cell table:style-name="ce42" office:value-type="float" office:value="-626022.141869897" calcext:value-type="float">
            <text:p><text:s/>-626,022 <text:s/></text:p>
          </table:table-cell>
          <table:table-cell table:style-name="ce42" office:value-type="float" office:value="-1033.76" calcext:value-type="float">
            <text:p><text:s/>-1,034 <text:s/></text:p>
          </table:table-cell>
          <table:table-cell table:style-name="ce42" office:value-type="float" office:value="223061.598090122" calcext:value-type="float">
            <text:p><text:s/>223,06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4951.8" calcext:value-type="float">
            <text:p><text:s/>-4,95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39061925.1279578" calcext:value-type="float">
            <text:p><text:s/>39,061,925 <text:s/></text:p>
          </table:table-cell>
          <table:table-cell table:style-name="ce43" office:value-type="float" office:value="4534161.46433" calcext:value-type="float">
            <text:p><text:s/>4,534,161 <text:s/></text:p>
          </table:table-cell>
          <table:table-cell table:style-name="ce43" office:value-type="float" office:value="28247152.4017179" calcext:value-type="float">
            <text:p><text:s/>28,247,152 <text:s/></text:p>
          </table:table-cell>
          <table:table-cell table:style-name="ce43" office:value-type="float" office:value="202007.07" calcext:value-type="float">
            <text:p><text:s/>202,007 <text:s/></text:p>
          </table:table-cell>
          <table:table-cell table:style-name="ce43" office:value-type="float" office:value="5933481.59190988" calcext:value-type="float">
            <text:p><text:s/>5,933,482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45122.6" calcext:value-type="float">
            <text:p><text:s/>145,123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135160.741960723" calcext:value-type="float">
            <text:p><text:s/>135,161 <text:s/></text:p>
          </table:table-cell>
          <table:table-cell table:style-name="ce43" office:value-type="float" office:value="-51688.00367" calcext:value-type="float">
            <text:p><text:s/>-51,688 <text:s/></text:p>
          </table:table-cell>
          <table:table-cell table:style-name="ce43" office:value-type="float" office:value="39294.5518341543" calcext:value-type="float">
            <text:p><text:s/>39,295 <text:s/></text:p>
          </table:table-cell>
          <table:table-cell table:style-name="ce43" office:value-type="float" office:value="-26012.98" calcext:value-type="float">
            <text:p><text:s/>-26,013 <text:s/></text:p>
          </table:table-cell>
          <table:table-cell table:style-name="ce43" office:value-type="float" office:value="103951.473796569" calcext:value-type="float">
            <text:p><text:s/>103,951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69615.7" calcext:value-type="float">
            <text:p><text:s/>69,616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38564333.5963143" calcext:value-type="float">
            <text:p><text:s/>38,564,334 <text:s/></text:p>
          </table:table-cell>
          <table:table-cell table:style-name="ce42" office:value-type="float" office:value="4585849.468" calcext:value-type="float">
            <text:p><text:s/>4,585,849 <text:s/></text:p>
          </table:table-cell>
          <table:table-cell table:style-name="ce42" office:value-type="float" office:value="23450032.5985802" calcext:value-type="float">
            <text:p><text:s/>23,450,03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829530.11811331" calcext:value-type="float">
            <text:p><text:s/>5,829,53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84660.7" calcext:value-type="float">
            <text:p><text:s/>3,684,66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6146147.212556" calcext:value-type="float">
            <text:p><text:s/>6,146,147 <text:s/></text:p>
          </table:table-cell>
          <table:table-cell table:style-name="ce42" office:value-type="float" office:value="4585849.468" calcext:value-type="float">
            <text:p><text:s/>4,585,849 <text:s/></text:p>
          </table:table-cell>
          <table:table-cell table:style-name="ce42" office:value-type="float" office:value="1560297.744556" calcext:value-type="float">
            <text:p><text:s/>1,560,29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5095725.723" calcext:value-type="float">
            <text:p><text:s/>5,095,72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11065.023" calcext:value-type="float">
            <text:p><text:s/>1,411,06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684660.7" calcext:value-type="float">
            <text:p><text:s/>3,684,66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8779021.1078591" calcext:value-type="float">
            <text:p><text:s/>18,779,02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081217.5497457" calcext:value-type="float">
            <text:p><text:s/>13,081,21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697803.55811331" calcext:value-type="float">
            <text:p><text:s/>5,697,8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721009.568" calcext:value-type="float">
            <text:p><text:s/>721,01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21009.568" calcext:value-type="float">
            <text:p><text:s/>721,01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7822429.98489928" calcext:value-type="float">
            <text:p><text:s/>7,822,43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6676442.71327848" calcext:value-type="float">
            <text:p><text:s/>6,676,44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31726.56" calcext:value-type="float">
            <text:p><text:s/>131,727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7642669.9713" calcext:value-type="float">
            <text:p><text:s/>7,642,67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358445" calcext:value-type="float">
            <text:p><text:s/>4,358,44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7642669.9713" calcext:value-type="float">
            <text:p><text:s/>7,642,67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358445" calcext:value-type="float">
            <text:p><text:s/>4,358,44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199961.9471" calcext:value-type="float">
            <text:p><text:s/>1,199,96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570741.7233" calcext:value-type="float">
            <text:p><text:s/>570,74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629220.2238" calcext:value-type="float">
            <text:p><text:s/>629,220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76785.1357" calcext:value-type="float">
            <text:p><text:s/>76,785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54678.4" calcext:value-type="float">
            <text:p><text:s/>54,678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6728353.67818272" calcext:value-type="float">
            <text:p><text:s/>6,728,35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757825.25130352" calcext:value-type="float">
            <text:p><text:s/>4,757,825 <text:s/></text:p>
          </table:table-cell>
          <table:table-cell table:style-name="ce44" office:value-type="float" office:value="228020.05" calcext:value-type="float">
            <text:p><text:s/>228,020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694612.8" calcext:value-type="float">
            <text:p><text:s/>694,613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6456203.91818272" calcext:value-type="float">
            <text:p><text:s/>6,456,20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757825.25130352" calcext:value-type="float">
            <text:p><text:s/>4,757,825 <text:s/></text:p>
          </table:table-cell>
          <table:table-cell table:style-name="ce44" office:value-type="float" office:value="196839.69" calcext:value-type="float">
            <text:p><text:s/>196,840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453643.4" calcext:value-type="float">
            <text:p><text:s/>453,643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6456203.91818272" calcext:value-type="float">
            <text:p><text:s/>6,456,20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757825.25130352" calcext:value-type="float">
            <text:p><text:s/>4,757,825 <text:s/></text:p>
          </table:table-cell>
          <table:table-cell table:style-name="ce42" office:value-type="float" office:value="196839.69" calcext:value-type="float">
            <text:p><text:s/>196,84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3643.4" calcext:value-type="float">
            <text:p><text:s/>453,64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46188.19136" calcext:value-type="float">
            <text:p><text:s/>46,18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6188.19136" calcext:value-type="float">
            <text:p><text:s/>46,18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376621.778569167" calcext:value-type="float">
            <text:p><text:s/>376,6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6621.778569167" calcext:value-type="float">
            <text:p><text:s/>376,62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416408.283948356" calcext:value-type="float">
            <text:p><text:s/>416,40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6408.283948356" calcext:value-type="float">
            <text:p><text:s/>416,40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2444081.23489094" calcext:value-type="float">
            <text:p><text:s/>2,444,0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38884.57489094" calcext:value-type="float">
            <text:p><text:s/>2,438,88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475768.32072004" calcext:value-type="float">
            <text:p><text:s/>1,475,76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75768.32072004" calcext:value-type="float">
            <text:p><text:s/>1,475,76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63864.5200688752" calcext:value-type="float">
            <text:p>( 63,865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63864.5200688752" calcext:value-type="float">
            <text:p>( 63,865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411903.80065116" calcext:value-type="float">
            <text:p>( 1,411,904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411903.80065116" calcext:value-type="float">
            <text:p>( 1,411,904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833087.030355666" calcext:value-type="float">
            <text:p><text:s/>833,0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33087.030355666" calcext:value-type="float">
            <text:p><text:s/>833,08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130029.223815236" calcext:value-type="float">
            <text:p><text:s/>130,02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0029.223815236" calcext:value-type="float">
            <text:p><text:s/>130,02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5196.66" calcext:value-type="float">
            <text:p><text:s/>5,197 <text:s/></text:p>
          </table:table-cell>
          <table:table-cell table:number-columns-repeated="8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9344.55872" calcext:value-type="float">
            <text:p><text:s/>9,34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344.55872" calcext:value-type="float">
            <text:p><text:s/>9,34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4866.432" calcext:value-type="float">
            <text:p><text:s/>4,86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66.432" calcext:value-type="float">
            <text:p><text:s/>4,86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330817.78432" calcext:value-type="float">
            <text:p><text:s/>1,330,81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30817.78432" calcext:value-type="float">
            <text:p><text:s/>1,330,81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005931.52512" calcext:value-type="float">
            <text:p><text:s/>1,005,9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05931.52512" calcext:value-type="float">
            <text:p><text:s/>1,005,93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324886.2592" calcext:value-type="float">
            <text:p><text:s/>324,88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4886.2592" calcext:value-type="float">
            <text:p><text:s/>324,88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693182.0068792" calcext:value-type="float">
            <text:p><text:s/>1,693,18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6839.69" calcext:value-type="float">
            <text:p><text:s/>196,84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3643.4" calcext:value-type="float">
            <text:p><text:s/>453,64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693182.0068792" calcext:value-type="float">
            <text:p><text:s/>1,693,18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6839.69" calcext:value-type="float">
            <text:p><text:s/>196,84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3643.4" calcext:value-type="float">
            <text:p><text:s/>453,64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34693.647495057" calcext:value-type="float">
            <text:p><text:s/>134,6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4693.647495057" calcext:value-type="float">
            <text:p><text:s/>134,69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272149.76" calcext:value-type="float">
            <text:p><text:s/>272,15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180.36" calcext:value-type="float">
            <text:p><text:s/>31,18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0969.4" calcext:value-type="float">
            <text:p><text:s/>240,96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272149.76" calcext:value-type="float">
            <text:p><text:s/>272,15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180.36" calcext:value-type="float">
            <text:p><text:s/>31,18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0969.4" calcext:value-type="float">
            <text:p><text:s/>240,96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21233080.904371" calcext:value-type="float">
            <text:p><text:s/>121,233,0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9754358.978643" calcext:value-type="float">
            <text:p><text:s/>89,754,35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543420.2939101" calcext:value-type="float">
            <text:p><text:s/>29,543,42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88181658.736" calcext:value-type="float">
            <text:p><text:s/>88,181,65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1398272.44209" calcext:value-type="float">
            <text:p><text:s/>61,398,2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783386.2939101" calcext:value-type="float">
            <text:p><text:s/>26,783,38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2594755.000298" calcext:value-type="float">
            <text:p><text:s/>2,594,75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94755.000298" calcext:value-type="float">
            <text:p><text:s/>2,594,75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30456667.168073" calcext:value-type="float">
            <text:p><text:s/>30,456,66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761331.536255" calcext:value-type="float">
            <text:p><text:s/>25,761,3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60034" calcext:value-type="float">
            <text:p><text:s/>2,760,03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20411836.491816" calcext:value-type="float">
            <text:p><text:s/>20,411,83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816306.491816" calcext:value-type="float">
            <text:p><text:s/>18,816,30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95530" calcext:value-type="float">
            <text:p><text:s/>1,595,53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20411836.491816" calcext:value-type="float">
            <text:p><text:s/>20,411,836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8816306.491816" calcext:value-type="float">
            <text:p><text:s/>18,816,306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595530" calcext:value-type="float">
            <text:p><text:s/>1,595,530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5年(西元2016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41" office:value-type="float" office:value="77641.2731319681" calcext:value-type="float">
            <text:p><text:s/>77,641 <text:s/></text:p>
          </table:table-cell>
          <table:table-cell table:style-name="ce41" office:value-type="float" office:value="7601.4" calcext:value-type="float">
            <text:p><text:s/>7,601 <text:s/></text:p>
          </table:table-cell>
          <table:table-cell table:style-name="ce41" office:value-type="float" office:value="70039.8731319681" calcext:value-type="float">
            <text:p><text:s/>70,040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4473159.2551607" calcext:value-type="float">
            <text:p><text:s/>64,473,159 <text:s/></text:p>
          </table:table-cell>
          <table:table-cell table:style-name="ce42" office:value-type="float" office:value="44845180.2" calcext:value-type="float">
            <text:p><text:s/>44,845,18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7392.9614" calcext:value-type="float">
            <text:p><text:s/>317,39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74271.143959" calcext:value-type="float">
            <text:p><text:s/>2,074,27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375403.5746438" calcext:value-type="float">
            <text:p><text:s/>17,375,4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762.247364" calcext:value-type="float">
            <text:p><text:s/>4,76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95883.72" calcext:value-type="float">
            <text:p><text:s/>1,295,88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47399.2" calcext:value-type="float">
            <text:p><text:s/>2,747,39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352697.838043079" calcext:value-type="float">
            <text:p><text:s/>-352,698 <text:s/></text:p>
          </table:table-cell>
          <table:table-cell table:style-name="ce42" office:value-type="float" office:value="-141162.3" calcext:value-type="float">
            <text:p><text:s/>-141,162 <text:s/></text:p>
          </table:table-cell>
          <table:table-cell table:style-name="ce42" office:value-type="float" office:value="-467.54332107912" calcext:value-type="float">
            <text:p><text:s/>-46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0.000000000015" calcext:value-type="float">
            <text:p><text:s/>0 <text:s/></text:p>
          </table:table-cell>
          <table:table-cell table:style-name="ce42" office:value-type="float" office:value="-35721.680202" calcext:value-type="float">
            <text:p><text:s/>-35,72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3484811.8716919" calcext:value-type="float">
            <text:p><text:s/>43,484,812 <text:s/></text:p>
          </table:table-cell>
          <table:table-cell table:style-name="ce43" office:value-type="float" office:value="44993943.9" calcext:value-type="float">
            <text:p><text:s/>44,993,944 <text:s/></text:p>
          </table:table-cell>
          <table:table-cell table:style-name="ce43" office:value-type="float" office:value="70507.4164530472" calcext:value-type="float">
            <text:p><text:s/>70,507 <text:s/></text:p>
          </table:table-cell>
          <table:table-cell table:style-name="ce43" office:value-type="float" office:value="317392.9614" calcext:value-type="float">
            <text:p><text:s/>317,393 <text:s/></text:p>
          </table:table-cell>
          <table:table-cell table:style-name="ce43" office:value-type="float" office:value="-0.000000000015" calcext:value-type="float">
            <text:p><text:s/>-0 <text:s/></text:p>
          </table:table-cell>
          <table:table-cell table:style-name="ce43" office:value-type="float" office:value="2105230.576797" calcext:value-type="float">
            <text:p><text:s/>2,105,23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76674.925327" calcext:value-type="float">
            <text:p><text:s/>3,776,67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2323.405327" calcext:value-type="float">
            <text:p><text:s/>142,32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0.00000000001" calcext:value-type="float">
            <text:p><text:s/>-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402614.026972434" calcext:value-type="float">
            <text:p><text:s/>-402,614 <text:s/></text:p>
          </table:table-cell>
          <table:table-cell table:style-name="ce43" office:value-type="float" office:value="-73805.4" calcext:value-type="float">
            <text:p><text:s/>-73,805 <text:s/></text:p>
          </table:table-cell>
          <table:table-cell table:style-name="ce43" office:value-type="float" office:value="-173.47038582681" calcext:value-type="float">
            <text:p><text:s/>-173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402.281520606835" calcext:value-type="float">
            <text:p><text:s/>-40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295892.607823361" calcext:value-type="float">
            <text:p><text:s/>295,893 <text:s/></text:p>
          </table:table-cell>
          <table:table-cell table:style-name="ce42" office:value-type="float" office:value="582349.249614801" calcext:value-type="float">
            <text:p><text:s/>582,349 <text:s/></text:p>
          </table:table-cell>
          <table:table-cell table:style-name="ce42" office:value-type="float" office:value="136018.854182638" calcext:value-type="float">
            <text:p><text:s/>136,019 <text:s/></text:p>
          </table:table-cell>
          <table:table-cell table:style-name="ce42" office:value-type="float" office:value="48252779.603278" calcext:value-type="float">
            <text:p><text:s/>48,252,780 <text:s/></text:p>
          </table:table-cell>
          <table:table-cell table:style-name="ce42" office:value-type="float" office:value="45067749.3" calcext:value-type="float">
            <text:p><text:s/>45,067,749 <text:s/></text:p>
          </table:table-cell>
          <table:table-cell table:style-name="ce42" office:value-type="float" office:value="70680.886838874" calcext:value-type="float">
            <text:p><text:s/>70,681 <text:s/></text:p>
          </table:table-cell>
          <table:table-cell table:style-name="ce42" office:value-type="float" office:value="317392.9614" calcext:value-type="float">
            <text:p><text:s/>317,393 <text:s/></text:p>
          </table:table-cell>
          <table:table-cell table:style-name="ce42" office:value-type="float" office:value="106509.494314787" calcext:value-type="float">
            <text:p><text:s/>106,50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455823.1482389" calcext:value-type="float">
            <text:p><text:s/>45,455,823 <text:s/></text:p>
          </table:table-cell>
          <table:table-cell table:style-name="ce42" office:value-type="float" office:value="45067749.3" calcext:value-type="float">
            <text:p><text:s/>45,067,749 <text:s/></text:p>
          </table:table-cell>
          <table:table-cell table:style-name="ce42" office:value-type="float" office:value="70680.886838874" calcext:value-type="float">
            <text:p><text:s/>70,681 <text:s/></text:p>
          </table:table-cell>
          <table:table-cell table:style-name="ce42" office:value-type="float" office:value="317392.9614" calcext:value-type="float">
            <text:p><text:s/>317,39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41088.48" calcext:value-type="float">
            <text:p><text:s/>2,441,08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73.6" calcext:value-type="float">
            <text:p><text:s/>2,67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295892.607823361" calcext:value-type="float">
            <text:p><text:s/>295,893 <text:s/></text:p>
          </table:table-cell>
          <table:table-cell table:style-name="ce43" office:value-type="float" office:value="582349.249614801" calcext:value-type="float">
            <text:p><text:s/>582,349 <text:s/></text:p>
          </table:table-cell>
          <table:table-cell table:style-name="ce43" office:value-type="float" office:value="136018.854182638" calcext:value-type="float">
            <text:p><text:s/>136,019 <text:s/></text:p>
          </table:table-cell>
          <table:table-cell table:style-name="ce43" office:value-type="float" office:value="353194.375039119" calcext:value-type="float">
            <text:p><text:s/>353,194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06509.494314787" calcext:value-type="float">
            <text:p><text:s/>106,509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286310.9" calcext:value-type="float">
            <text:p><text:s/>1,286,311 <text:s/></text:p>
          </table:table-cell>
          <table:table-cell table:style-name="ce42" office:value-type="float" office:value="1727207.3637" calcext:value-type="float">
            <text:p><text:s/>1,727,207 <text:s/></text:p>
          </table:table-cell>
          <table:table-cell table:style-name="ce42" office:value-type="float" office:value="270706.7076" calcext:value-type="float">
            <text:p><text:s/>270,707 <text:s/></text:p>
          </table:table-cell>
          <table:table-cell table:style-name="ce42" office:value-type="float" office:value="50512635.1991945" calcext:value-type="float">
            <text:p><text:s/>50,512,63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08467.9006785" calcext:value-type="float">
            <text:p><text:s/>2,408,468 <text:s/></text:p>
          </table:table-cell>
          <table:table-cell table:style-name="ce42" office:value-type="float" office:value="1393956.123174" calcext:value-type="float">
            <text:p><text:s/>1,393,95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286310.9" calcext:value-type="float">
            <text:p><text:s/>1,286,311 <text:s/></text:p>
          </table:table-cell>
          <table:table-cell table:style-name="ce42" office:value-type="float" office:value="1727207.3637" calcext:value-type="float">
            <text:p><text:s/>1,727,207 <text:s/></text:p>
          </table:table-cell>
          <table:table-cell table:style-name="ce42" office:value-type="float" office:value="270706.7076" calcext:value-type="float">
            <text:p><text:s/>270,707 <text:s/></text:p>
          </table:table-cell>
          <table:table-cell table:style-name="ce42" office:value-type="float" office:value="47221254.7176249" calcext:value-type="float">
            <text:p><text:s/>47,221,25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08467.9006785" calcext:value-type="float">
            <text:p><text:s/>2,408,468 <text:s/></text:p>
          </table:table-cell>
          <table:table-cell table:style-name="ce42" office:value-type="float" office:value="1335275.3242044" calcext:value-type="float">
            <text:p><text:s/>1,335,27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291380.4815696" calcext:value-type="float">
            <text:p><text:s/>3,291,380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58680.7989696" calcext:value-type="float">
            <text:p><text:s/>58,68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54817.78" calcext:value-type="float">
            <text:p><text:s/>254,818 <text:s/></text:p>
          </table:table-cell>
          <table:table-cell table:style-name="ce42" office:value-type="float" office:value="876226.4742" calcext:value-type="float">
            <text:p><text:s/>876,226 <text:s/></text:p>
          </table:table-cell>
          <table:table-cell table:style-name="ce42" office:value-type="float" office:value="68917.6929" calcext:value-type="float">
            <text:p><text:s/>68,918 <text:s/></text:p>
          </table:table-cell>
          <table:table-cell table:style-name="ce42" office:value-type="float" office:value="2986494.53911856" calcext:value-type="float">
            <text:p><text:s/>2,986,49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01956.35297568" calcext:value-type="float">
            <text:p><text:s/>2,301,956 <text:s/></text:p>
          </table:table-cell>
          <table:table-cell table:style-name="ce42" office:value-type="float" office:value="85089.0069241315" calcext:value-type="float">
            <text:p><text:s/>85,08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80.32" calcext:value-type="float">
            <text:p><text:s/>1,48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210375.06" calcext:value-type="float">
            <text:p><text:s/>210,375 <text:s/></text:p>
          </table:table-cell>
          <table:table-cell table:style-name="ce42" office:value-type="float" office:value="291448.9704" calcext:value-type="float">
            <text:p><text:s/>291,449 <text:s/></text:p>
          </table:table-cell>
          <table:table-cell table:style-name="ce42" office:value-type="float" office:value="68917.6929" calcext:value-type="float">
            <text:p><text:s/>68,918 <text:s/></text:p>
          </table:table-cell>
          <table:table-cell table:style-name="ce42" office:value-type="float" office:value="15958.08" calcext:value-type="float">
            <text:p><text:s/>15,95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44442.72" calcext:value-type="float">
            <text:p><text:s/>44,443 <text:s/></text:p>
          </table:table-cell>
          <table:table-cell table:style-name="ce42" office:value-type="float" office:value="584777.5038" calcext:value-type="float">
            <text:p><text:s/>584,77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66416.21591243" calcext:value-type="float">
            <text:p><text:s/>2,966,41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01956.35297568" calcext:value-type="float">
            <text:p><text:s/>2,301,956 <text:s/></text:p>
          </table:table-cell>
          <table:table-cell table:style-name="ce42" office:value-type="float" office:value="84227.123718" calcext:value-type="float">
            <text:p><text:s/>84,22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21" calcext:value-type="float">
            <text:p><text:s/>1,52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118.92320613151" calcext:value-type="float">
            <text:p><text:s/>1,119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861.883206131507" calcext:value-type="float">
            <text:p><text:s/>862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236.46" calcext:value-type="float">
            <text:p><text:s/>236 <text:s/></text:p>
          </table:table-cell>
          <table:table-cell table:style-name="ce44" office:value-type="float" office:value="18096.9516" calcext:value-type="float">
            <text:p><text:s/>18,097 <text:s/></text:p>
          </table:table-cell>
          <table:table-cell table:style-name="ce44" office:value-type="float" office:value="3773.3241" calcext:value-type="float">
            <text:p><text:s/>3,773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735364.052176639" calcext:value-type="float">
            <text:p><text:s/>735,364 <text:s/></text:p>
          </table:table-cell>
          <table:table-cell table:style-name="ce44" office:value-type="float" office:value="250534.688285199" calcext:value-type="float">
            <text:p><text:s/>250,535 <text:s/></text:p>
          </table:table-cell>
          <table:table-cell table:style-name="ce44" office:value-type="float" office:value="61996.8364173617" calcext:value-type="float">
            <text:p><text:s/>61,997 <text:s/></text:p>
          </table:table-cell>
          <table:table-cell table:style-name="ce44" office:value-type="float" office:value="39384112.0301353" calcext:value-type="float">
            <text:p><text:s/>39,384,112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2.053388028848" calcext:value-type="float">
            <text:p><text:s/>2 <text:s/></text:p>
          </table:table-cell>
          <table:table-cell table:style-name="ce44" office:value-type="float" office:value="3272176.56924048" calcext:value-type="float">
            <text:p><text:s/>3,272,177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735364.052176639" calcext:value-type="float">
            <text:p><text:s/>735,364 <text:s/></text:p>
          </table:table-cell>
          <table:table-cell table:style-name="ce44" office:value-type="float" office:value="250534.688285199" calcext:value-type="float">
            <text:p><text:s/>250,535 <text:s/></text:p>
          </table:table-cell>
          <table:table-cell table:style-name="ce44" office:value-type="float" office:value="61996.8364173617" calcext:value-type="float">
            <text:p><text:s/>61,997 <text:s/></text:p>
          </table:table-cell>
          <table:table-cell table:style-name="ce44" office:value-type="float" office:value="16609070.2211394" calcext:value-type="float">
            <text:p><text:s/>16,609,070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2.053388028848" calcext:value-type="float">
            <text:p><text:s/>2 <text:s/></text:p>
          </table:table-cell>
          <table:table-cell table:style-name="ce44" office:value-type="float" office:value="1505467.23420648" calcext:value-type="float">
            <text:p><text:s/>1,505,46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735364.052176639" calcext:value-type="float">
            <text:p><text:s/>735,364 <text:s/></text:p>
          </table:table-cell>
          <table:table-cell table:style-name="ce42" office:value-type="float" office:value="250534.688285199" calcext:value-type="float">
            <text:p><text:s/>250,535 <text:s/></text:p>
          </table:table-cell>
          <table:table-cell table:style-name="ce42" office:value-type="float" office:value="61996.8364173617" calcext:value-type="float">
            <text:p><text:s/>61,997 <text:s/></text:p>
          </table:table-cell>
          <table:table-cell table:style-name="ce42" office:value-type="float" office:value="1852081.14415183" calcext:value-type="float">
            <text:p><text:s/>1,852,08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.053388028848" calcext:value-type="float">
            <text:p><text:s/>2 <text:s/></text:p>
          </table:table-cell>
          <table:table-cell table:style-name="ce42" office:value-type="float" office:value="252897.197218882" calcext:value-type="float">
            <text:p><text:s/>252,89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965.73049" calcext:value-type="float">
            <text:p><text:s/>29,96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31.17049" calcext:value-type="float">
            <text:p><text:s/>2,9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6727.147202362" calcext:value-type="float">
            <text:p><text:s/>186,7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614.94517988219" calcext:value-type="float">
            <text:p><text:s/>6,61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9263.32256209" calcext:value-type="float">
            <text:p><text:s/>159,26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78.144904" calcext:value-type="float">
            <text:p><text:s/>87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039.692545" calcext:value-type="float">
            <text:p><text:s/>17,04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92.452545" calcext:value-type="float">
            <text:p><text:s/>2,79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62.106131" calcext:value-type="float">
            <text:p><text:s/>4,66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.506131" calcext:value-type="float">
            <text:p><text:s/>2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4789.3451015646" calcext:value-type="float">
            <text:p><text:s/>74,78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405.248542" calcext:value-type="float">
            <text:p><text:s/>2,40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90.343945" calcext:value-type="float">
            <text:p><text:s/>3,29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51.203945" calcext:value-type="float">
            <text:p><text:s/>2,55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5196.66" calcext:value-type="float">
            <text:p><text:s/>5,19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3200.544011671" calcext:value-type="float">
            <text:p><text:s/>503,20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.053388028848" calcext:value-type="float">
            <text:p><text:s/>2 <text:s/></text:p>
          </table:table-cell>
          <table:table-cell table:style-name="ce42" office:value-type="float" office:value="102115.707408" calcext:value-type="float">
            <text:p><text:s/>102,11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4743.529649434" calcext:value-type="float">
            <text:p><text:s/>314,7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8517.751476" calcext:value-type="float">
            <text:p><text:s/>38,51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17529.111041325" calcext:value-type="float">
            <text:p>( 217,529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38517.751476" calcext:value-type="float">
            <text:p>( 38,518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97214.4186081096" calcext:value-type="float">
            <text:p>( 97,214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0956.5502644928" calcext:value-type="float">
            <text:p><text:s/>90,95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.053388028848" calcext:value-type="float">
            <text:p><text:s/>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877.308165744" calcext:value-type="float">
            <text:p><text:s/>33,87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5196.66" calcext:value-type="float">
            <text:p><text:s/>5,197 <text:s/>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63623.155932" calcext:value-type="float">
            <text:p><text:s/>63,623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63597.955932" calcext:value-type="float">
            <text:p><text:s/>63,59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6144.086156" calcext:value-type="float">
            <text:p><text:s/>76,1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247.206156" calcext:value-type="float">
            <text:p><text:s/>3,24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101.317259" calcext:value-type="float">
            <text:p><text:s/>34,10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272.537259" calcext:value-type="float">
            <text:p><text:s/>3,273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39990.047232" calcext:value-type="float">
            <text:p><text:s/>39,990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200.187232" calcext:value-type="float">
            <text:p><text:s/>2,20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6365.999885" calcext:value-type="float">
            <text:p><text:s/>196,36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282.039885" calcext:value-type="float">
            <text:p><text:s/>9,28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219.84" calcext:value-type="float">
            <text:p><text:s/>30,22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6146.159885" calcext:value-type="float">
            <text:p><text:s/>166,14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282.039885" calcext:value-type="float">
            <text:p><text:s/>9,28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6426.513096" calcext:value-type="float">
            <text:p>( 6,427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6359.313096" calcext:value-type="float">
            <text:p>( 6,359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2912.638413" calcext:value-type="float">
            <text:p>( 2,913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2642.878413" calcext:value-type="float">
            <text:p>( 2,643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730167.392176639" calcext:value-type="float">
            <text:p><text:s/>730,167 <text:s/></text:p>
          </table:table-cell>
          <table:table-cell table:style-name="ce42" office:value-type="float" office:value="250534.688285199" calcext:value-type="float">
            <text:p><text:s/>250,535 <text:s/></text:p>
          </table:table-cell>
          <table:table-cell table:style-name="ce42" office:value-type="float" office:value="61996.8364173617" calcext:value-type="float">
            <text:p><text:s/>61,997 <text:s/></text:p>
          </table:table-cell>
          <table:table-cell table:style-name="ce42" office:value-type="float" office:value="203587.228935" calcext:value-type="float">
            <text:p><text:s/>203,58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354.168935" calcext:value-type="float">
            <text:p><text:s/>19,35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730167.392176639" calcext:value-type="float">
            <text:p><text:s/>730,167 <text:s/></text:p>
          </table:table-cell>
          <table:table-cell table:style-name="ce42" office:value-type="float" office:value="250534.688285199" calcext:value-type="float">
            <text:p><text:s/>250,535 <text:s/></text:p>
          </table:table-cell>
          <table:table-cell table:style-name="ce42" office:value-type="float" office:value="61996.8364173617" calcext:value-type="float">
            <text:p><text:s/>61,997 <text:s/></text:p>
          </table:table-cell>
          <table:table-cell table:style-name="ce42" office:value-type="float" office:value="174155.219997" calcext:value-type="float">
            <text:p><text:s/>174,15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262.739997" calcext:value-type="float">
            <text:p><text:s/>9,26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432.008938" calcext:value-type="float">
            <text:p><text:s/>29,43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091.428938" calcext:value-type="float">
            <text:p><text:s/>10,09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8678.918385" calcext:value-type="float">
            <text:p>( 8,679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8678.918385" calcext:value-type="float">
            <text:p>( 8,679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991.293101" calcext:value-type="float">
            <text:p><text:s/>46,99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004.653101" calcext:value-type="float">
            <text:p><text:s/>7,005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7773.082377" calcext:value-type="float">
            <text:p><text:s/>7,773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821.402377" calcext:value-type="float">
            <text:p><text:s/>2,82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5267.4013411372" calcext:value-type="float">
            <text:p><text:s/>55,26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67.35778" calcext:value-type="float">
            <text:p><text:s/>2,96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336.656787" calcext:value-type="float">
            <text:p><text:s/>27,33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077.076787" calcext:value-type="float">
            <text:p><text:s/>5,07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4660.437415" calcext:value-type="float">
            <text:p><text:s/>84,66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6481.837415" calcext:value-type="float">
            <text:p><text:s/>76,48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24.9880000084" calcext:value-type="float">
            <text:p><text:s/>82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044.411147" calcext:value-type="float">
            <text:p><text:s/>52,0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79.351147" calcext:value-type="float">
            <text:p><text:s/>879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8055.962528" calcext:value-type="float">
            <text:p><text:s/>48,056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331196.8146175" calcext:value-type="float">
            <text:p><text:s/>12,331,19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9460.5245975" calcext:value-type="float">
            <text:p><text:s/>39,46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5856.8" calcext:value-type="float">
            <text:p><text:s/>95,85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054953.0146175" calcext:value-type="float">
            <text:p><text:s/>12,054,95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9460.5245975" calcext:value-type="float">
            <text:p><text:s/>39,46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253.2" calcext:value-type="float">
            <text:p><text:s/>18,25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2133.8" calcext:value-type="float">
            <text:p><text:s/>162,13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8735.141609" calcext:value-type="float">
            <text:p><text:s/>408,73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65.491629" calcext:value-type="float">
            <text:p><text:s/>36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0215.381609" calcext:value-type="float">
            <text:p><text:s/>70,21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65.491629" calcext:value-type="float">
            <text:p><text:s/>365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38519.76" calcext:value-type="float">
            <text:p><text:s/>338,520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80639.584332518" calcext:value-type="float">
            <text:p><text:s/>880,64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6326.4843325178" calcext:value-type="float">
            <text:p><text:s/>76,32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8231.118817518" calcext:value-type="float">
            <text:p><text:s/>398,23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6199.8288175178" calcext:value-type="float">
            <text:p><text:s/>76,20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79.68" calcext:value-type="float">
            <text:p><text:s/>2,18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011.6" calcext:value-type="float">
            <text:p><text:s/>10,01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750.88" calcext:value-type="float">
            <text:p><text:s/>8,75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54.78" calcext:value-type="float">
            <text:p><text:s/>4,25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4160.58" calcext:value-type="float">
            <text:p><text:s/>324,16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33050.945515" calcext:value-type="float">
            <text:p><text:s/>133,051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26.655515" calcext:value-type="float">
            <text:p><text:s/>127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136417.53642858" calcext:value-type="float">
            <text:p><text:s/>1,136,418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136417.53642858" calcext:value-type="float">
            <text:p><text:s/>1,136,41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775041.8089959" calcext:value-type="float">
            <text:p><text:s/>22,775,0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66709.335034" calcext:value-type="float">
            <text:p><text:s/>1,766,70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775041.8089959" calcext:value-type="float">
            <text:p><text:s/>22,775,0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66709.335034" calcext:value-type="float">
            <text:p><text:s/>1,766,70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9392585.395034" calcext:value-type="float">
            <text:p>( 19,392,585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766709.335034" calcext:value-type="float">
            <text:p>( 1,766,709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605513.353248" calcext:value-type="float">
            <text:p><text:s/>605,513 <text:s/></text:p>
          </table:table-cell>
          <table:table-cell table:style-name="ce42" office:value-type="float" office:value="1097431.737839" calcext:value-type="float">
            <text:p><text:s/>1,097,432 <text:s/></text:p>
          </table:table-cell>
          <table:table-cell table:style-name="ce42" office:value-type="float" office:value="232356.540731" calcext:value-type="float">
            <text:p><text:s/>232,357 <text:s/></text:p>
          </table:table-cell>
          <table:table-cell table:style-name="ce42" office:value-type="float" office:value="11889033.857049" calcext:value-type="float">
            <text:p><text:s/>11,889,03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8246.97609" calcext:value-type="float">
            <text:p><text:s/>408,24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47924.348" calcext:value-type="float">
            <text:p><text:s/>10,447,92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935.786362" calcext:value-type="float">
            <text:p><text:s/>8,93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605513.353248" calcext:value-type="float">
            <text:p><text:s/>605,513 <text:s/></text:p>
          </table:table-cell>
          <table:table-cell table:style-name="ce42" office:value-type="float" office:value="1097431.737839" calcext:value-type="float">
            <text:p><text:s/>1,097,432 <text:s/></text:p>
          </table:table-cell>
          <table:table-cell table:style-name="ce42" office:value-type="float" office:value="232356.540731" calcext:value-type="float">
            <text:p><text:s/>232,357 <text:s/></text:p>
          </table:table-cell>
          <table:table-cell table:style-name="ce42" office:value-type="float" office:value="1432173.722687" calcext:value-type="float">
            <text:p><text:s/>1,432,17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8246.97609" calcext:value-type="float">
            <text:p><text:s/>408,24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44512.909031" calcext:value-type="float">
            <text:p><text:s/>644,51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644512.909031" calcext:value-type="float">
            <text:p><text:s/>644,513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5年(西元2016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table:number-columns-spanned="4" table:number-rows-spanned="1"/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37" office:value-type="float" office:value="24" calcext:value-type="float">
              <text:p>24</text:p>
            </table:table-cell>
            <table:table-cell table:style-name="ce37" office:value-type="float" office:value="25" calcext:value-type="float">
              <text:p>25</text:p>
            </table:table-cell>
            <table:table-cell table:style-name="ce37" office:value-type="float" office:value="26" calcext:value-type="float">
              <text:p>26</text:p>
            </table:table-cell>
            <table:table-cell table:style-name="ce37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907272.3" calcext:value-type="float">
            <text:p><text:s/>12,907,272 <text:s/></text:p>
          </table:table-cell>
          <table:table-cell table:number-columns-repeated="2" table:style-name="ce42" office:value-type="float" office:value="130015.86" calcext:value-type="float">
            <text:p><text:s/>130,01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0879.2" calcext:value-type="float">
            <text:p><text:s/>210,87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701242.52" calcext:value-type="float">
            <text:p><text:s/>4,701,24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12882.4" calcext:value-type="float">
            <text:p><text:s/>912,88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747399.2" calcext:value-type="float">
            <text:p><text:s/>2,747,39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489.78" calcext:value-type="float">
            <text:p><text:s/>21,490 <text:s/></text:p>
          </table:table-cell>
          <table:table-cell table:number-columns-repeated="2" table:style-name="ce42" office:value-type="float" office:value="153119.616" calcext:value-type="float">
            <text:p><text:s/>153,12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661.6" calcext:value-type="float">
            <text:p><text:s/>35,662 <text:s/></text:p>
          </table:table-cell>
          <table:table-cell table:style-name="ce42" office:value-type="float" office:value="2772.7" calcext:value-type="float">
            <text:p><text:s/>2,77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2885782.52" calcext:value-type="float">
            <text:p><text:s/>12,885,783 <text:s/></text:p>
          </table:table-cell>
          <table:table-cell table:number-columns-repeated="2" table:style-name="ce43" office:value-type="float" office:value="-4724346.276" calcext:value-type="float">
            <text:p><text:s/>-4,724,346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3485064" calcext:value-type="float">
            <text:p><text:s/>-3,485,064 <text:s/></text:p>
          </table:table-cell>
          <table:table-cell table:style-name="ce43" office:value-type="float" office:value="-2772.7" calcext:value-type="float">
            <text:p><text:s/>-2,77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08189.34" calcext:value-type="float">
            <text:p><text:s/>3,008,189 <text:s/></text:p>
          </table:table-cell>
          <table:table-cell table:number-columns-repeated="2" table:style-name="ce42" office:value-type="float" office:value="12519" calcext:value-type="float">
            <text:p><text:s/>12,51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106.4" calcext:value-type="float">
            <text:p><text:s/>12,10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50171.94" calcext:value-type="float">
            <text:p><text:s/>50,172 <text:s/></text:p>
          </table:table-cell>
          <table:table-cell table:number-columns-repeated="2" table:style-name="ce43" office:value-type="float" office:value="-98743.632" calcext:value-type="float">
            <text:p><text:s/>-98,744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840" calcext:value-type="float">
            <text:p><text:s/>3,840 <text:s/></text:p>
          </table:table-cell>
          <table:table-cell table:style-name="ce43" office:value-type="float" office:value="-714.85" calcext:value-type="float">
            <text:p><text:s/>-71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798454.82" calcext:value-type="float">
            <text:p><text:s/>7,798,455 <text:s/></text:p>
          </table:table-cell>
          <table:table-cell table:number-columns-repeated="2" table:style-name="ce42" office:value-type="float" office:value="12822533.724" calcext:value-type="float">
            <text:p><text:s/>12,822,53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32736.8" calcext:value-type="float">
            <text:p><text:s/>3,732,737 <text:s/></text:p>
          </table:table-cell>
          <table:table-cell table:style-name="ce42" office:value-type="float" office:value="7716.3" calcext:value-type="float">
            <text:p><text:s/>7,71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798454.82" calcext:value-type="float">
            <text:p><text:s/>7,798,455 <text:s/></text:p>
          </table:table-cell>
          <table:table-cell table:number-columns-repeated="2" table:style-name="ce42" office:value-type="float" office:value="9667462.1952" calcext:value-type="float">
            <text:p><text:s/>9,667,46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32736.8" calcext:value-type="float">
            <text:p><text:s/>3,732,737 <text:s/></text:p>
          </table:table-cell>
          <table:table-cell table:style-name="ce42" office:value-type="float" office:value="7716.3" calcext:value-type="float">
            <text:p><text:s/>7,71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3155071.5288" calcext:value-type="float">
            <text:p><text:s/>3,155,072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190.98" calcext:value-type="float">
            <text:p><text:s/>3,19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.65" calcext:value-type="float">
            <text:p><text:s/>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660.62" calcext:value-type="float">
            <text:p><text:s/>1,66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.65" calcext:value-type="float">
            <text:p><text:s/>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521" calcext:value-type="float">
            <text:p><text:s/>1,52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9.36" calcext:value-type="float">
            <text:p><text:s/>9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7625876.06" calcext:value-type="float">
            <text:p><text:s/>17,625,876 <text:s/></text:p>
          </table:table-cell>
          <table:table-cell table:number-columns-repeated="2" table:style-name="ce44" office:value-type="float" office:value="8181221.1" calcext:value-type="float">
            <text:p><text:s/>8,181,221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31726.4" calcext:value-type="float">
            <text:p><text:s/>231,726 <text:s/></text:p>
          </table:table-cell>
          <table:table-cell table:style-name="ce44" office:value-type="float" office:value="5650.8" calcext:value-type="float">
            <text:p><text:s/>5,651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number-columns-repeated="2" table:style-name="ce44" office:value-type="float" office:value="8181221.1" calcext:value-type="float">
            <text:p><text:s/>8,181,221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31726.4" calcext:value-type="float">
            <text:p><text:s/>231,726 <text:s/></text:p>
          </table:table-cell>
          <table:table-cell table:style-name="ce44" office:value-type="float" office:value="5650.8" calcext:value-type="float">
            <text:p><text:s/>5,65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825.86" calcext:value-type="float">
            <text:p><text:s/>4,82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21.6" calcext:value-type="float">
            <text:p><text:s/>92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5.6" calcext:value-type="float">
            <text:p><text:s/>1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79.24" calcext:value-type="float">
            <text:p><text:s/>27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7.36" calcext:value-type="float">
            <text:p><text:s/>8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.58" calcext:value-type="float">
            <text:p><text:s/>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12" calcext:value-type="float">
            <text:p><text:s/>1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12" calcext:value-type="float">
            <text:p><text:s/>1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9" calcext:value-type="float">
            <text:p><text:s/>3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09.6" calcext:value-type="float">
            <text:p><text:s/>91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.34" calcext:value-type="float">
            <text:p><text:s/>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0.78" calcext:value-type="float">
            <text:p><text:s/>1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18.56" calcext:value-type="float">
            <text:p><text:s/>11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09.2" calcext:value-type="float">
            <text:p><text:s/>10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.36" calcext:value-type="float">
            <text:p><text:s/>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number-columns-repeated="2" table:style-name="ce47" office:value-type="float" office:value="9.36" calcext:value-type="float">
            <text:p>( 9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9.78" calcext:value-type="float">
            <text:p><text:s/>4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9" calcext:value-type="float">
            <text:p><text:s/>3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0.78" calcext:value-type="float">
            <text:p><text:s/>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31.2" calcext:value-type="float">
            <text:p><text:s/>31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48.04" calcext:value-type="float">
            <text:p><text:s/>24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520.14" calcext:value-type="float">
            <text:p><text:s/>3,52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03.26" calcext:value-type="float">
            <text:p><text:s/>40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1.98" calcext:value-type="float">
            <text:p><text:s/>3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138172.72762" calcext:value-type="float">
            <text:p><text:s/>8,138,17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5856.8" calcext:value-type="float">
            <text:p><text:s/>95,85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95856.8" calcext:value-type="float">
            <text:p><text:s/>95,85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138172.72762" calcext:value-type="float">
            <text:p><text:s/>8,138,17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364.89238" calcext:value-type="float">
            <text:p><text:s/>8,36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364.89238" calcext:value-type="float">
            <text:p><text:s/>8,36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9857.62" calcext:value-type="float">
            <text:p><text:s/>29,85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4948" calcext:value-type="float">
            <text:p><text:s/>134,948 <text:s/></text:p>
          </table:table-cell>
          <table:table-cell table:style-name="ce42" office:value-type="float" office:value="5650.8" calcext:value-type="float">
            <text:p><text:s/>5,65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2367.25" calcext:value-type="float">
            <text:p><text:s/>2,36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981" calcext:value-type="float">
            <text:p><text:s/>6,98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635.62" calcext:value-type="float">
            <text:p><text:s/>2,63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.2" calcext:value-type="float">
            <text:p><text:s/>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8266.82" calcext:value-type="float">
            <text:p><text:s/>18,26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4940.8" calcext:value-type="float">
            <text:p><text:s/>134,94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1974.18" calcext:value-type="float">
            <text:p><text:s/>1,974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283.55" calcext:value-type="float">
            <text:p><text:s/>3,284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625876.06" calcext:value-type="float">
            <text:p><text:s/>17,625,87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625876.06" calcext:value-type="float">
            <text:p><text:s/>17,625,87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7625876.06" calcext:value-type="float">
            <text:p>( 17,625,876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7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8" table:default-cell-style-name="ce14"/>
        <table:table-column table:style-name="co4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5年(西元2016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2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01832.32" calcext:value-type="float">
            <text:p><text:s/>1,701,8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9059.2" calcext:value-type="float">
            <text:p><text:s/>359,059 <text:s/></text:p>
          </table:table-cell>
          <table:table-cell table:style-name="ce42" office:value-type="float" office:value="77951" calcext:value-type="float">
            <text:p><text:s/>77,951 <text:s/></text:p>
          </table:table-cell>
          <table:table-cell table:style-name="ce42" office:value-type="float" office:value="1340774.46980172" calcext:value-type="float">
            <text:p><text:s/>1,340,774 <text:s/></text:p>
          </table:table-cell>
          <table:table-cell table:style-name="ce42" office:value-type="float" office:value="124936.2" calcext:value-type="float">
            <text:p><text:s/>124,936 <text:s/></text:p>
          </table:table-cell>
          <table:table-cell table:style-name="ce42" office:value-type="float" office:value="37195.2" calcext:value-type="float">
            <text:p><text:s/>37,195 <text:s/></text:p>
          </table:table-cell>
          <table:table-cell table:style-name="ce42" office:value-type="float" office:value="346399.2" calcext:value-type="float">
            <text:p><text:s/>346,39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8941557.84144" calcext:value-type="float">
            <text:p><text:s/>8,941,558 <text:s/></text:p>
          </table:table-cell>
          <table:table-cell table:style-name="ce42" office:value-type="float" office:value="1277890.56" calcext:value-type="float">
            <text:p><text:s/>1,277,891 <text:s/></text:p>
          </table:table-cell>
          <table:table-cell table:style-name="ce42" office:value-type="float" office:value="118.8" calcext:value-type="float">
            <text:p><text:s/>119 <text:s/></text:p>
          </table:table-cell>
          <table:table-cell table:style-name="ce42" office:value-type="float" office:value="613150.08" calcext:value-type="float">
            <text:p><text:s/>613,150 <text:s/></text:p>
          </table:table-cell>
          <table:table-cell table:style-name="ce42" office:value-type="float" office:value="336834" calcext:value-type="float">
            <text:p><text:s/>336,834 <text:s/></text:p>
          </table:table-cell>
          <table:table-cell table:style-name="ce42" office:value-type="float" office:value="43069.4858398456" calcext:value-type="float">
            <text:p><text:s/>43,069 <text:s/></text:p>
          </table:table-cell>
          <table:table-cell table:style-name="ce42" office:value-type="float" office:value="9566.1" calcext:value-type="float">
            <text:p><text:s/>9,566 <text:s/></text:p>
          </table:table-cell>
          <table:table-cell table:style-name="ce42" office:value-type="float" office:value="417205.34" calcext:value-type="float">
            <text:p><text:s/>417,205 <text:s/></text:p>
          </table:table-cell>
          <table:table-cell table:style-name="ce42" office:value-type="float" office:value="117124.2" calcext:value-type="float">
            <text:p><text:s/>117,12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92273.16" calcext:value-type="float">
            <text:p><text:s/>92,273 <text:s/></text:p>
          </table:table-cell>
          <table:table-cell table:style-name="ce42" office:value-type="float" office:value="1203594.24" calcext:value-type="float">
            <text:p><text:s/>1,203,5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.32" calcext:value-type="float">
            <text:p><text:s/>1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77939.79228" calcext:value-type="float">
            <text:p><text:s/>-77,940 <text:s/></text:p>
          </table:table-cell>
          <table:table-cell table:style-name="ce42" office:value-type="float" office:value="-103306.99824" calcext:value-type="float">
            <text:p><text:s/>-103,307 <text:s/></text:p>
          </table:table-cell>
          <table:table-cell table:style-name="ce42" office:value-type="float" office:value="-1971.9" calcext:value-type="float">
            <text:p><text:s/>-1,972 <text:s/></text:p>
          </table:table-cell>
          <table:table-cell table:style-name="ce42" office:value-type="float" office:value="-5424" calcext:value-type="float">
            <text:p><text:s/>-5,424 <text:s/></text:p>
          </table:table-cell>
          <table:table-cell table:style-name="ce42" office:value-type="float" office:value="-37091" calcext:value-type="float">
            <text:p><text:s/>-37,091 <text:s/></text:p>
          </table:table-cell>
          <table:table-cell table:style-name="ce42" office:value-type="float" office:value="-6654.94000000008" calcext:value-type="float">
            <text:p><text:s/>-6,65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415.52" calcext:value-type="float">
            <text:p><text:s/>22,416 <text:s/></text:p>
          </table:table-cell>
          <table:table-cell table:style-name="ce42" office:value-type="float" office:value="-178416.9" calcext:value-type="float">
            <text:p><text:s/>-178,41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8955891.20916" calcext:value-type="float">
            <text:p><text:s/>-8,955,891 <text:s/></text:p>
          </table:table-cell>
          <table:table-cell table:style-name="ce43" office:value-type="float" office:value="-676345.48176" calcext:value-type="float">
            <text:p><text:s/>-676,345 <text:s/></text:p>
          </table:table-cell>
          <table:table-cell table:style-name="ce43" office:value-type="float" office:value="1853.1" calcext:value-type="float">
            <text:p><text:s/>1,853 <text:s/></text:p>
          </table:table-cell>
          <table:table-cell table:style-name="ce43" office:value-type="float" office:value="-248683.2" calcext:value-type="float">
            <text:p><text:s/>-248,683 <text:s/></text:p>
          </table:table-cell>
          <table:table-cell table:style-name="ce43" office:value-type="float" office:value="-221792" calcext:value-type="float">
            <text:p><text:s/>-221,792 <text:s/></text:p>
          </table:table-cell>
          <table:table-cell table:style-name="ce43" office:value-type="float" office:value="1304359.92396187" calcext:value-type="float">
            <text:p><text:s/>1,304,360 <text:s/></text:p>
          </table:table-cell>
          <table:table-cell table:style-name="ce43" office:value-type="float" office:value="115370.1" calcext:value-type="float">
            <text:p><text:s/>115,370 <text:s/></text:p>
          </table:table-cell>
          <table:table-cell table:style-name="ce43" office:value-type="float" office:value="-402425.66" calcext:value-type="float">
            <text:p><text:s/>-402,426 <text:s/></text:p>
          </table:table-cell>
          <table:table-cell table:style-name="ce43" office:value-type="float" office:value="407691.9" calcext:value-type="float">
            <text:p><text:s/>407,69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27790.56" calcext:value-type="float">
            <text:p><text:s/>27,791 <text:s/></text:p>
          </table:table-cell>
          <table:table-cell table:style-name="ce42" office:value-type="float" office:value="267534.72" calcext:value-type="float">
            <text:p><text:s/>267,535 <text:s/></text:p>
          </table:table-cell>
          <table:table-cell table:style-name="ce42" office:value-type="float" office:value="1081.8" calcext:value-type="float">
            <text:p><text:s/>1,082 <text:s/></text:p>
          </table:table-cell>
          <table:table-cell table:style-name="ce42" office:value-type="float" office:value="3988.8" calcext:value-type="float">
            <text:p><text:s/>3,98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92.8" calcext:value-type="float">
            <text:p><text:s/>1,79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9348.1" calcext:value-type="float">
            <text:p><text:s/>299,34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133392.38388" calcext:value-type="float">
            <text:p><text:s/>-133,392 <text:s/></text:p>
          </table:table-cell>
          <table:table-cell table:style-name="ce43" office:value-type="float" office:value="-149393.949186" calcext:value-type="float">
            <text:p><text:s/>-149,394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11254.877986767" calcext:value-type="float">
            <text:p><text:s/>111,255 <text:s/></text:p>
          </table:table-cell>
          <table:table-cell table:style-name="ce42" office:value-type="float" office:value="2400837.03894638" calcext:value-type="float">
            <text:p><text:s/>2,400,83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7913.96" calcext:value-type="float">
            <text:p><text:s/>157,914 <text:s/></text:p>
          </table:table-cell>
          <table:table-cell table:style-name="ce42" office:value-type="float" office:value="20441.0837911808" calcext:value-type="float">
            <text:p><text:s/>20,44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09633.44" calcext:value-type="float">
            <text:p><text:s/>109,633 <text:s/></text:p>
          </table:table-cell>
          <table:table-cell table:style-name="ce42" office:value-type="float" office:value="2331455.04" calcext:value-type="float">
            <text:p><text:s/>2,331,45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73.6" calcext:value-type="float">
            <text:p><text:s/>2,67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621.4379867672" calcext:value-type="float">
            <text:p><text:s/>1,621 <text:s/></text:p>
          </table:table-cell>
          <table:table-cell table:style-name="ce43" office:value-type="float" office:value="66708.3989463842" calcext:value-type="float">
            <text:p><text:s/>66,708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57913.96" calcext:value-type="float">
            <text:p><text:s/>157,914 <text:s/></text:p>
          </table:table-cell>
          <table:table-cell table:style-name="ce43" office:value-type="float" office:value="20441.0837911808" calcext:value-type="float">
            <text:p><text:s/>20,44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3746526.74528" calcext:value-type="float">
            <text:p><text:s/>13,746,527 <text:s/></text:p>
          </table:table-cell>
          <table:table-cell table:style-name="ce42" office:value-type="float" office:value="5170784.776062" calcext:value-type="float">
            <text:p><text:s/>5,170,785 <text:s/></text:p>
          </table:table-cell>
          <table:table-cell table:style-name="ce42" office:value-type="float" office:value="970.2" calcext:value-type="float">
            <text:p><text:s/>970 <text:s/></text:p>
          </table:table-cell>
          <table:table-cell table:style-name="ce42" office:value-type="float" office:value="816162.24" calcext:value-type="float">
            <text:p><text:s/>816,162 <text:s/></text:p>
          </table:table-cell>
          <table:table-cell table:style-name="ce42" office:value-type="float" office:value="618923" calcext:value-type="float">
            <text:p><text:s/>618,923 <text:s/></text:p>
          </table:table-cell>
          <table:table-cell table:style-name="ce42" office:value-type="float" office:value="78111.3" calcext:value-type="float">
            <text:p><text:s/>78,11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38399.62" calcext:value-type="float">
            <text:p><text:s/>1,038,400 <text:s/></text:p>
          </table:table-cell>
          <table:table-cell table:style-name="ce42" office:value-type="float" office:value="878891.65" calcext:value-type="float">
            <text:p><text:s/>878,89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3711307.35968" calcext:value-type="float">
            <text:p><text:s/>13,711,307 <text:s/></text:p>
          </table:table-cell>
          <table:table-cell table:style-name="ce42" office:value-type="float" office:value="5170482.011062" calcext:value-type="float">
            <text:p><text:s/>5,170,482 <text:s/></text:p>
          </table:table-cell>
          <table:table-cell table:style-name="ce42" office:value-type="float" office:value="970.2" calcext:value-type="float">
            <text:p><text:s/>970 <text:s/></text:p>
          </table:table-cell>
          <table:table-cell table:style-name="ce42" office:value-type="float" office:value="816162.24" calcext:value-type="float">
            <text:p><text:s/>816,162 <text:s/></text:p>
          </table:table-cell>
          <table:table-cell table:style-name="ce42" office:value-type="float" office:value="618923" calcext:value-type="float">
            <text:p><text:s/>618,923 <text:s/></text:p>
          </table:table-cell>
          <table:table-cell table:style-name="ce42" office:value-type="float" office:value="78111.3" calcext:value-type="float">
            <text:p><text:s/>78,11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38399.62" calcext:value-type="float">
            <text:p><text:s/>1,038,400 <text:s/></text:p>
          </table:table-cell>
          <table:table-cell table:style-name="ce42" office:value-type="float" office:value="836785.6468" calcext:value-type="float">
            <text:p><text:s/>836,78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35219.3856" calcext:value-type="float">
            <text:p><text:s/>35,219 <text:s/></text:p>
          </table:table-cell>
          <table:table-cell table:style-name="ce43" office:value-type="float" office:value="302.765" calcext:value-type="float">
            <text:p><text:s/>303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43" office:value-type="float" office:value="42106.0032" calcext:value-type="float">
            <text:p><text:s/>42,10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6255.04" calcext:value-type="float">
            <text:p><text:s/>26,255 <text:s/></text:p>
          </table:table-cell>
          <table:table-cell table:style-name="ce42" office:value-type="float" office:value="61750.2930099264" calcext:value-type="float">
            <text:p><text:s/>61,75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55174.62" calcext:value-type="float">
            <text:p><text:s/>455,175 <text:s/></text:p>
          </table:table-cell>
          <table:table-cell table:style-name="ce42" office:value-type="float" office:value="53070.5962088192" calcext:value-type="float">
            <text:p><text:s/>53,07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80.32" calcext:value-type="float">
            <text:p><text:s/>1,48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958.08" calcext:value-type="float">
            <text:p><text:s/>15,95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26255.04" calcext:value-type="float">
            <text:p><text:s/>26,255 <text:s/></text:p>
          </table:table-cell>
          <table:table-cell table:style-name="ce42" office:value-type="float" office:value="44064.2130099264" calcext:value-type="float">
            <text:p><text:s/>44,06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55174.62" calcext:value-type="float">
            <text:p><text:s/>455,175 <text:s/></text:p>
          </table:table-cell>
          <table:table-cell table:style-name="ce42" office:value-type="float" office:value="53070.5962088192" calcext:value-type="float">
            <text:p><text:s/>53,07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47.68" calcext:value-type="float">
            <text:p><text:s/>248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758727.44201323" calcext:value-type="float">
            <text:p><text:s/>4,758,727 <text:s/></text:p>
          </table:table-cell>
          <table:table-cell table:style-name="ce44" office:value-type="float" office:value="1913711.19153169" calcext:value-type="float">
            <text:p><text:s/>1,913,711 <text:s/></text:p>
          </table:table-cell>
          <table:table-cell table:style-name="ce44" office:value-type="float" office:value="1741.5" calcext:value-type="float">
            <text:p><text:s/>1,742 <text:s/></text:p>
          </table:table-cell>
          <table:table-cell table:style-name="ce44" office:value-type="float" office:value="563490.24" calcext:value-type="float">
            <text:p><text:s/>563,490 <text:s/></text:p>
          </table:table-cell>
          <table:table-cell table:style-name="ce44" office:value-type="float" office:value="397131" calcext:value-type="float">
            <text:p><text:s/>397,131 <text:s/></text:p>
          </table:table-cell>
          <table:table-cell table:style-name="ce44" office:value-type="float" office:value="1380678.42396187" calcext:value-type="float">
            <text:p><text:s/>1,380,678 <text:s/></text:p>
          </table:table-cell>
          <table:table-cell table:style-name="ce44" office:value-type="float" office:value="115370.1" calcext:value-type="float">
            <text:p><text:s/>115,370 <text:s/></text:p>
          </table:table-cell>
          <table:table-cell table:style-name="ce44" office:value-type="float" office:value="22885.38" calcext:value-type="float">
            <text:p><text:s/>22,885 <text:s/></text:p>
          </table:table-cell>
          <table:table-cell table:style-name="ce44" office:value-type="float" office:value="913723.77" calcext:value-type="float">
            <text:p><text:s/>913,724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758727.44201323" calcext:value-type="float">
            <text:p><text:s/>4,758,727 <text:s/></text:p>
          </table:table-cell>
          <table:table-cell table:style-name="ce44" office:value-type="float" office:value="1913711.19153169" calcext:value-type="float">
            <text:p><text:s/>1,913,711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12564" calcext:value-type="float">
            <text:p><text:s/>12,56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95456.5220132328" calcext:value-type="float">
            <text:p><text:s/>95,457 <text:s/></text:p>
          </table:table-cell>
          <table:table-cell table:style-name="ce42" office:value-type="float" office:value="1485413.91153169" calcext:value-type="float">
            <text:p><text:s/>1,485,41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2564" calcext:value-type="float">
            <text:p><text:s/>12,56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4060.56" calcext:value-type="float">
            <text:p><text:s/>4,061 <text:s/></text:p>
          </table:table-cell>
          <table:table-cell table:style-name="ce42" office:value-type="float" office:value="22958.4" calcext:value-type="float">
            <text:p><text:s/>22,95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2564.52" calcext:value-type="float">
            <text:p><text:s/>2,565 <text:s/></text:p>
          </table:table-cell>
          <table:table-cell table:style-name="ce42" office:value-type="float" office:value="177268.44202248" calcext:value-type="float">
            <text:p><text:s/>177,26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1086.12" calcext:value-type="float">
            <text:p><text:s/>1,086 <text:s/></text:p>
          </table:table-cell>
          <table:table-cell table:style-name="ce42" office:value-type="float" office:value="157299.05765809" calcext:value-type="float">
            <text:p><text:s/>157,29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47.88" calcext:value-type="float">
            <text:p><text:s/>48 <text:s/></text:p>
          </table:table-cell>
          <table:table-cell table:style-name="ce42" office:value-type="float" office:value="14199.36" calcext:value-type="float">
            <text:p><text:s/>14,19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641.6" calcext:value-type="float">
            <text:p><text:s/>4,64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819" calcext:value-type="float">
            <text:p><text:s/>819 <text:s/></text:p>
          </table:table-cell>
          <table:table-cell table:style-name="ce42" office:value-type="float" office:value="71477.7365595646" calcext:value-type="float">
            <text:p><text:s/>71,47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94.08" calcext:value-type="float">
            <text:p><text:s/>94 <text:s/></text:p>
          </table:table-cell>
          <table:table-cell table:style-name="ce42" office:value-type="float" office:value="636.48" calcext:value-type="float">
            <text:p><text:s/>63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56397.386446212" calcext:value-type="float">
            <text:p><text:s/>56,397 <text:s/></text:p>
          </table:table-cell>
          <table:table-cell table:style-name="ce42" office:value-type="float" office:value="344673.39676943" calcext:value-type="float">
            <text:p><text:s/>344,67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56372.186446212" calcext:value-type="float">
            <text:p><text:s/>56,372 <text:s/></text:p>
          </table:table-cell>
          <table:table-cell table:style-name="ce42" office:value-type="float" office:value="219853.591727222" calcext:value-type="float">
            <text:p><text:s/>219,85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1414.56" calcext:value-type="float">
            <text:p>( 1,415 <text:s/>)</text:p>
          </table:table-cell>
          <table:table-cell table:style-name="ce45" office:value-type="float" office:value="177596.799565325" calcext:value-type="float">
            <text:p>( 177,597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54957.626446212" calcext:value-type="float">
            <text:p>( 54,958 <text:s/>)</text:p>
          </table:table-cell>
          <table:table-cell table:style-name="ce45" office:value-type="float" office:value="42256.7921618976" calcext:value-type="float">
            <text:p>( 42,257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0954.496876464" calcext:value-type="float">
            <text:p><text:s/>90,95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865.308165744" calcext:value-type="float">
            <text:p><text:s/>33,86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25.2" calcext:value-type="float">
            <text:p><text:s/>25 <text:s/></text:p>
          </table:table-cell>
          <table:table-cell table:number-columns-repeated="8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1329.72" calcext:value-type="float">
            <text:p><text:s/>1,330 <text:s/></text:p>
          </table:table-cell>
          <table:table-cell table:style-name="ce42" office:value-type="float" office:value="70618.56" calcext:value-type="float">
            <text:p><text:s/>70,61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14.28" calcext:value-type="float">
            <text:p><text:s/>14 <text:s/></text:p>
          </table:table-cell>
          <table:table-cell table:style-name="ce42" office:value-type="float" office:value="30812.16" calcext:value-type="float">
            <text:p><text:s/>30,81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42.84" calcext:value-type="float">
            <text:p><text:s/>43 <text:s/></text:p>
          </table:table-cell>
          <table:table-cell table:style-name="ce46" office:value-type="float" office:value="37746.24" calcext:value-type="float">
            <text:p><text:s/>37,746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0526.04" calcext:value-type="float">
            <text:p><text:s/>10,526 <text:s/></text:p>
          </table:table-cell>
          <table:table-cell table:style-name="ce42" office:value-type="float" office:value="176439.36" calcext:value-type="float">
            <text:p><text:s/>176,43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9695.28" calcext:value-type="float">
            <text:p><text:s/>9,695 <text:s/></text:p>
          </table:table-cell>
          <table:table-cell table:style-name="ce42" office:value-type="float" office:value="20415.36" calcext:value-type="float">
            <text:p><text:s/>20,41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830.76" calcext:value-type="float">
            <text:p><text:s/>831 <text:s/></text:p>
          </table:table-cell>
          <table:table-cell table:style-name="ce42" office:value-type="float" office:value="156024" calcext:value-type="float">
            <text:p><text:s/>156,02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67.2" calcext:value-type="float">
            <text:p>( 67 <text:s/>)</text:p>
          </table:table-cell>
          <table:table-cell table:number-columns-repeated="8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260.4" calcext:value-type="float">
            <text:p>( 260 <text:s/>)</text:p>
          </table:table-cell>
          <table:table-cell table:number-columns-repeated="8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5701.92" calcext:value-type="float">
            <text:p><text:s/>5,702 <text:s/></text:p>
          </table:table-cell>
          <table:table-cell table:style-name="ce42" office:value-type="float" office:value="165927.36" calcext:value-type="float">
            <text:p><text:s/>165,92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2564" calcext:value-type="float">
            <text:p><text:s/>12,564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5591.88" calcext:value-type="float">
            <text:p><text:s/>5,592 <text:s/></text:p>
          </table:table-cell>
          <table:table-cell table:style-name="ce42" office:value-type="float" office:value="146697.6" calcext:value-type="float">
            <text:p><text:s/>146,69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2564" calcext:value-type="float">
            <text:p><text:s/>12,564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10.04" calcext:value-type="float">
            <text:p><text:s/>110 <text:s/></text:p>
          </table:table-cell>
          <table:table-cell table:style-name="ce42" office:value-type="float" office:value="19229.76" calcext:value-type="float">
            <text:p><text:s/>19,23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176.4" calcext:value-type="float">
            <text:p><text:s/>176 <text:s/></text:p>
          </table:table-cell>
          <table:table-cell table:style-name="ce42" office:value-type="float" office:value="39810.24" calcext:value-type="float">
            <text:p><text:s/>39,81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137.76" calcext:value-type="float">
            <text:p><text:s/>138 <text:s/></text:p>
          </table:table-cell>
          <table:table-cell table:style-name="ce46" office:value-type="float" office:value="4782.72" calcext:value-type="float">
            <text:p><text:s/>4,783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6166.4155670124" calcext:value-type="float">
            <text:p><text:s/>6,166 <text:s/></text:p>
          </table:table-cell>
          <table:table-cell table:style-name="ce42" office:value-type="float" office:value="45885.5879941248" calcext:value-type="float">
            <text:p><text:s/>45,88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3062.64" calcext:value-type="float">
            <text:p><text:s/>3,063 <text:s/></text:p>
          </table:table-cell>
          <table:table-cell table:style-name="ce42" office:value-type="float" office:value="15676.8" calcext:value-type="float">
            <text:p><text:s/>15,67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25.16" calcext:value-type="float">
            <text:p><text:s/>125 <text:s/></text:p>
          </table:table-cell>
          <table:table-cell table:style-name="ce42" office:value-type="float" office:value="8053.44" calcext:value-type="float">
            <text:p><text:s/>8,05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420.0000000084" calcext:value-type="float">
            <text:p><text:s/>420 <text:s/></text:p>
          </table:table-cell>
          <table:table-cell table:style-name="ce42" office:value-type="float" office:value="1.728" calcext:value-type="float">
            <text:p><text:s/>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2683.8" calcext:value-type="float">
            <text:p><text:s/>2,684 <text:s/></text:p>
          </table:table-cell>
          <table:table-cell table:style-name="ce42" office:value-type="float" office:value="48449.28" calcext:value-type="float">
            <text:p><text:s/>48,44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48055.962528" calcext:value-type="float">
            <text:p><text:s/>48,056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3964201.8024" calcext:value-type="float">
            <text:p><text:s/>3,964,202 <text:s/></text:p>
          </table:table-cell>
          <table:table-cell table:style-name="ce42" office:value-type="float" office:value="93504.96" calcext:value-type="float">
            <text:p><text:s/>93,50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3877319.7624" calcext:value-type="float">
            <text:p><text:s/>3,877,320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18253.2" calcext:value-type="float">
            <text:p><text:s/>18,253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68628.84" calcext:value-type="float">
            <text:p><text:s/>68,629 <text:s/></text:p>
          </table:table-cell>
          <table:table-cell table:style-name="ce42" office:value-type="float" office:value="93504.96" calcext:value-type="float">
            <text:p><text:s/>93,50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371115.4776" calcext:value-type="float">
            <text:p><text:s/>371,115 <text:s/></text:p>
          </table:table-cell>
          <table:table-cell table:style-name="ce42" office:value-type="float" office:value="28889.28" calcext:value-type="float">
            <text:p><text:s/>28,88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58949.6376" calcext:value-type="float">
            <text:p><text:s/>58,950 <text:s/></text:p>
          </table:table-cell>
          <table:table-cell table:style-name="ce42" office:value-type="float" office:value="2535.36" calcext:value-type="float">
            <text:p><text:s/>2,53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312165.84" calcext:value-type="float">
            <text:p><text:s/>312,166 <text:s/></text:p>
          </table:table-cell>
          <table:table-cell table:style-name="ce43" office:value-type="float" office:value="26353.92" calcext:value-type="float">
            <text:p><text:s/>26,354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27953.64" calcext:value-type="float">
            <text:p><text:s/>327,954 <text:s/></text:p>
          </table:table-cell>
          <table:table-cell table:style-name="ce42" office:value-type="float" office:value="305903.04" calcext:value-type="float">
            <text:p><text:s/>305,90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87505.32" calcext:value-type="float">
            <text:p><text:s/>87,505 <text:s/></text:p>
          </table:table-cell>
          <table:table-cell table:style-name="ce42" office:value-type="float" office:value="232158.72" calcext:value-type="float">
            <text:p><text:s/>232,15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299.04" calcext:value-type="float">
            <text:p><text:s/>299 <text:s/></text:p>
          </table:table-cell>
          <table:table-cell table:style-name="ce42" office:value-type="float" office:value="1880.64" calcext:value-type="float">
            <text:p><text:s/>1,88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9940.56" calcext:value-type="float">
            <text:p><text:s/>9,941 <text:s/></text:p>
          </table:table-cell>
          <table:table-cell table:style-name="ce42" office:value-type="float" office:value="71.04" calcext:value-type="float">
            <text:p><text:s/>7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1769.88" calcext:value-type="float">
            <text:p><text:s/>1,770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167.16" calcext:value-type="float">
            <text:p><text:s/>167 <text:s/></text:p>
          </table:table-cell>
          <table:table-cell table:style-name="ce42" office:value-type="float" office:value="1444.8" calcext:value-type="float">
            <text:p><text:s/>1,44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67529.6" calcext:value-type="float">
            <text:p><text:s/>167,530 <text:s/></text:p>
          </table:table-cell>
          <table:table-cell table:style-name="ce42" office:value-type="float" office:value="3423.36" calcext:value-type="float">
            <text:p><text:s/>3,42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60742.08" calcext:value-type="float">
            <text:p><text:s/>60,742 <text:s/></text:p>
          </table:table-cell>
          <table:table-cell table:style-name="ce43" office:value-type="float" office:value="66924.48" calcext:value-type="float">
            <text:p><text:s/>66,924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41.5" calcext:value-type="float">
            <text:p><text:s/>1,742 <text:s/></text:p>
          </table:table-cell>
          <table:table-cell table:style-name="ce42" office:value-type="float" office:value="563490.24" calcext:value-type="float">
            <text:p><text:s/>563,490 <text:s/></text:p>
          </table:table-cell>
          <table:table-cell table:style-name="ce42" office:value-type="float" office:value="397131" calcext:value-type="float">
            <text:p><text:s/>397,131 <text:s/></text:p>
          </table:table-cell>
          <table:table-cell table:style-name="ce42" office:value-type="float" office:value="1380678.42396187" calcext:value-type="float">
            <text:p><text:s/>1,380,678 <text:s/></text:p>
          </table:table-cell>
          <table:table-cell table:style-name="ce42" office:value-type="float" office:value="115370.1" calcext:value-type="float">
            <text:p><text:s/>115,370 <text:s/></text:p>
          </table:table-cell>
          <table:table-cell table:style-name="ce42" office:value-type="float" office:value="22885.38" calcext:value-type="float">
            <text:p><text:s/>22,885 <text:s/></text:p>
          </table:table-cell>
          <table:table-cell table:style-name="ce42" office:value-type="float" office:value="901159.77" calcext:value-type="float">
            <text:p><text:s/>901,160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41.5" calcext:value-type="float">
            <text:p><text:s/>1,742 <text:s/></text:p>
          </table:table-cell>
          <table:table-cell table:style-name="ce42" office:value-type="float" office:value="563490.24" calcext:value-type="float">
            <text:p><text:s/>563,490 <text:s/></text:p>
          </table:table-cell>
          <table:table-cell table:style-name="ce42" office:value-type="float" office:value="397131" calcext:value-type="float">
            <text:p><text:s/>397,131 <text:s/></text:p>
          </table:table-cell>
          <table:table-cell table:style-name="ce42" office:value-type="float" office:value="1380678.42396187" calcext:value-type="float">
            <text:p><text:s/>1,380,678 <text:s/></text:p>
          </table:table-cell>
          <table:table-cell table:style-name="ce42" office:value-type="float" office:value="115370.1" calcext:value-type="float">
            <text:p><text:s/>115,370 <text:s/></text:p>
          </table:table-cell>
          <table:table-cell table:style-name="ce42" office:value-type="float" office:value="22885.38" calcext:value-type="float">
            <text:p><text:s/>22,885 <text:s/></text:p>
          </table:table-cell>
          <table:table-cell table:style-name="ce42" office:value-type="float" office:value="901159.77" calcext:value-type="float">
            <text:p><text:s/>901,160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475010.089884219" calcext:value-type="float">
            <text:p><text:s/>475,010 <text:s/></text:p>
          </table:table-cell>
          <table:table-cell table:style-name="ce42" office:value-type="float" office:value="10389204.3786208" calcext:value-type="float">
            <text:p><text:s/>10,389,20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32900.099794" calcext:value-type="float">
            <text:p><text:s/>532,900 <text:s/></text:p>
          </table:table-cell>
          <table:table-cell table:style-name="ce42" office:value-type="float" office:value="83672.31266" calcext:value-type="float">
            <text:p><text:s/>83,672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469971.550319219" calcext:value-type="float">
            <text:p><text:s/>469,972 <text:s/></text:p>
          </table:table-cell>
          <table:table-cell table:style-name="ce42" office:value-type="float" office:value="9977952.79768078" calcext:value-type="float">
            <text:p><text:s/>9,977,95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935.786362" calcext:value-type="float">
            <text:p><text:s/>8,93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5038.539565" calcext:value-type="float">
            <text:p><text:s/>5,039 <text:s/></text:p>
          </table:table-cell>
          <table:table-cell table:style-name="ce42" office:value-type="float" office:value="402315.794578" calcext:value-type="float">
            <text:p><text:s/>402,31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32900.099794" calcext:value-type="float">
            <text:p><text:s/>532,900 <text:s/></text:p>
          </table:table-cell>
          <table:table-cell table:style-name="ce42" office:value-type="float" office:value="83672.31266" calcext:value-type="float">
            <text:p><text:s/>83,672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1541.092834" calcext:value-type="float">
            <text:p><text:s/>1,541 <text:s/></text:p>
          </table:table-cell>
          <table:table-cell table:style-name="ce42" office:value-type="float" office:value="32812.200518" calcext:value-type="float">
            <text:p><text:s/>32,81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10159.615679" calcext:value-type="float">
            <text:p><text:s/>610,160 <text:s/></text:p>
          </table:table-cell>
          <table:table-cell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1541.092834" calcext:value-type="float">
            <text:p><text:s/>1,541 <text:s/></text:p>
          </table:table-cell>
          <table:table-cell table:style-name="ce43" office:value-type="float" office:value="32812.200518" calcext:value-type="float">
            <text:p><text:s/>32,812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610159.615679" calcext:value-type="float">
            <text:p><text:s/>610,160 <text:s/></text:p>
          </table:table-cell>
          <table:table-cell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default-cell-style-name="ce14"/>
        <table:table-column table:style-name="co15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6" table:default-cell-style-name="ce13"/>
        <table:table-column table:style-name="co17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5年(西元2016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49" office:value-type="string" calcext:value-type="string" table:number-columns-spanned="5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4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257176.8" calcext:value-type="float">
            <text:p><text:s/>257,177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517354.1934916" calcext:value-type="float">
            <text:p><text:s/>1,517,354 <text:s/></text:p>
          </table:table-cell>
          <table:table-cell table:style-name="ce41" office:value-type="float" office:value="180886.1489916" calcext:value-type="float">
            <text:p><text:s/>180,886 <text:s/></text:p>
          </table:table-cell>
          <table:table-cell table:style-name="ce41" office:value-type="float" office:value="164555.1042" calcext:value-type="float">
            <text:p><text:s/>164,555 <text:s/></text:p>
          </table:table-cell>
          <table:table-cell table:style-name="ce41" office:value-type="float" office:value="9283.9554" calcext:value-type="float">
            <text:p><text:s/>9,284 <text:s/></text:p>
          </table:table-cell>
          <table:table-cell table:style-name="ce41" office:value-type="float" office:value="7047.0893916" calcext:value-type="float">
            <text:p><text:s/>7,047 <text:s/></text:p>
          </table:table-cell>
          <table:table-cell table:style-name="ce41" office:value-type="float" office:value="1336468.0445" calcext:value-type="float">
            <text:p><text:s/>1,336,468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7769825.1671953" calcext:value-type="float">
            <text:p><text:s/>17,769,8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769825.1671953" calcext:value-type="float">
            <text:p><text:s/>17,769,825 <text:s/></text:p>
          </table:table-cell>
          <table:table-cell table:number-columns-repeated="2" table:style-name="ce42" office:value-type="float" office:value="85.1436" calcext:value-type="float">
            <text:p><text:s/>8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5.1436" calcext:value-type="float">
            <text:p><text:s/>8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293.5802" calcext:value-type="float">
            <text:p><text:s/>9,2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293.5802" calcext:value-type="float">
            <text:p><text:s/>9,29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53840.6120938831" calcext:value-type="float">
            <text:p><text:s/>-53,841 <text:s/></text:p>
          </table:table-cell>
          <table:table-cell table:style-name="ce42" office:value-type="float" office:value="-38324.4816" calcext:value-type="float">
            <text:p><text:s/>-38,324 <text:s/></text:p>
          </table:table-cell>
          <table:table-cell table:style-name="ce42" office:value-type="float" office:value="-15516.1304938831" calcext:value-type="float">
            <text:p><text:s/>-15,516 <text:s/></text:p>
          </table:table-cell>
          <table:table-cell table:number-columns-repeated="2" table:style-name="ce42" office:value-type="float" office:value="-223.21025" calcext:value-type="float">
            <text:p><text:s/>-22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223.21025" calcext:value-type="float">
            <text:p><text:s/>-22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8080842.5792892" calcext:value-type="float">
            <text:p><text:s/>18,080,843 <text:s/></text:p>
          </table:table-cell>
          <table:table-cell table:style-name="ce43" office:value-type="float" office:value="295501.2816" calcext:value-type="float">
            <text:p><text:s/>295,501 <text:s/></text:p>
          </table:table-cell>
          <table:table-cell table:style-name="ce43" office:value-type="float" office:value="17785341.2976892" calcext:value-type="float">
            <text:p><text:s/>17,785,341 <text:s/></text:p>
          </table:table-cell>
          <table:table-cell table:style-name="ce43" office:value-type="float" office:value="1508368.9671416" calcext:value-type="float">
            <text:p><text:s/>1,508,369 <text:s/></text:p>
          </table:table-cell>
          <table:table-cell table:style-name="ce43" office:value-type="float" office:value="171900.9226416" calcext:value-type="float">
            <text:p><text:s/>171,901 <text:s/></text:p>
          </table:table-cell>
          <table:table-cell table:style-name="ce43" office:value-type="float" office:value="164555.1042" calcext:value-type="float">
            <text:p><text:s/>164,555 <text:s/></text:p>
          </table:table-cell>
          <table:table-cell table:style-name="ce43" office:value-type="float" office:value="298.72905" calcext:value-type="float">
            <text:p><text:s/>299 <text:s/></text:p>
          </table:table-cell>
          <table:table-cell table:style-name="ce43" office:value-type="float" office:value="7047.0893916" calcext:value-type="float">
            <text:p><text:s/>7,047 <text:s/></text:p>
          </table:table-cell>
          <table:table-cell table:style-name="ce43" office:value-type="float" office:value="1336468.0445" calcext:value-type="float">
            <text:p><text:s/>1,336,46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18826026.5976892" calcext:value-type="float">
            <text:p><text:s/>18,826,02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826026.5976892" calcext:value-type="float">
            <text:p><text:s/>18,826,027 <text:s/></text:p>
          </table:table-cell>
          <table:table-cell table:number-columns-repeated="2" table:style-name="ce42" office:value-type="float" office:value="440.92118" calcext:value-type="float">
            <text:p><text:s/>44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40.92118" calcext:value-type="float">
            <text:p><text:s/>44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914496.073099999" calcext:value-type="float">
            <text:p><text:s/>914,496 <text:s/></text:p>
          </table:table-cell>
          <table:table-cell table:style-name="ce43" office:value-type="float" office:value="631.2176" calcext:value-type="float">
            <text:p><text:s/>631 <text:s/></text:p>
          </table:table-cell>
          <table:table-cell table:style-name="ce43" office:value-type="float" office:value="913864.855499999" calcext:value-type="float">
            <text:p><text:s/>913,865 <text:s/></text:p>
          </table:table-cell>
          <table:table-cell table:style-name="ce43" office:value-type="float" office:value="-191.436350000018" calcext:value-type="float">
            <text:p><text:s/>-191 <text:s/></text:p>
          </table:table-cell>
          <table:table-cell table:style-name="ce43" office:value-type="float" office:value="-191.43635" calcext:value-type="float">
            <text:p><text:s/>-19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191.43635" calcext:value-type="float">
            <text:p><text:s/>-19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0.000000000018" calcext:value-type="float">
            <text:p><text:s/>-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4598698.4467727" calcext:value-type="float">
            <text:p><text:s/>14,598,698 <text:s/></text:p>
          </table:table-cell>
          <table:table-cell table:style-name="ce42" office:value-type="float" office:value="1772.255280904" calcext:value-type="float">
            <text:p><text:s/>1,772 <text:s/></text:p>
          </table:table-cell>
          <table:table-cell table:style-name="ce42" office:value-type="float" office:value="14596926.1914918" calcext:value-type="float">
            <text:p><text:s/>14,596,926 <text:s/></text:p>
          </table:table-cell>
          <table:table-cell table:style-name="ce42" office:value-type="float" office:value="1096837.06680682" calcext:value-type="float">
            <text:p><text:s/>1,096,837 <text:s/></text:p>
          </table:table-cell>
          <table:table-cell table:style-name="ce42" office:value-type="float" office:value="31362.7303838997" calcext:value-type="float">
            <text:p><text:s/>31,363 <text:s/></text:p>
          </table:table-cell>
          <table:table-cell table:style-name="ce42" office:value-type="float" office:value="25786.7672636508" calcext:value-type="float">
            <text:p><text:s/>25,7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575.96312024895" calcext:value-type="float">
            <text:p><text:s/>5,576 <text:s/></text:p>
          </table:table-cell>
          <table:table-cell table:style-name="ce42" office:value-type="float" office:value="1065474.33642292" calcext:value-type="float">
            <text:p><text:s/>1,065,47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12649.5" calcext:value-type="float">
            <text:p><text:s/>12,65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649.5" calcext:value-type="float">
            <text:p><text:s/>12,65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4522696.1" calcext:value-type="float">
            <text:p><text:s/>14,522,69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522696.1" calcext:value-type="float">
            <text:p><text:s/>14,522,69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195.4216834" calcext:value-type="float">
            <text:p><text:s/>2,19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95.4216834" calcext:value-type="float">
            <text:p><text:s/>2,19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213.5775" calcext:value-type="float">
            <text:p><text:s/>30,21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0213.5775" calcext:value-type="float">
            <text:p><text:s/>30,21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63352.846772737" calcext:value-type="float">
            <text:p><text:s/>63,353 <text:s/></text:p>
          </table:table-cell>
          <table:table-cell table:style-name="ce43" office:value-type="float" office:value="1772.255280904" calcext:value-type="float">
            <text:p><text:s/>1,772 <text:s/></text:p>
          </table:table-cell>
          <table:table-cell table:style-name="ce43" office:value-type="float" office:value="61580.591491833" calcext:value-type="float">
            <text:p><text:s/>61,581 <text:s/></text:p>
          </table:table-cell>
          <table:table-cell table:style-name="ce43" office:value-type="float" office:value="1064428.06762342" calcext:value-type="float">
            <text:p><text:s/>1,064,428 <text:s/></text:p>
          </table:table-cell>
          <table:table-cell table:style-name="ce43" office:value-type="float" office:value="29167.3087004997" calcext:value-type="float">
            <text:p><text:s/>29,167 <text:s/></text:p>
          </table:table-cell>
          <table:table-cell table:style-name="ce43" office:value-type="float" office:value="25786.7672636508" calcext:value-type="float">
            <text:p><text:s/>25,787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3380.54143684895" calcext:value-type="float">
            <text:p><text:s/>3,381 <text:s/></text:p>
          </table:table-cell>
          <table:table-cell table:style-name="ce43" office:value-type="float" office:value="1035260.75892292" calcext:value-type="float">
            <text:p><text:s/>1,035,26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9816085.7" calcext:value-type="float">
            <text:p><text:s/>19,816,086 <text:s/></text:p>
          </table:table-cell>
          <table:table-cell table:style-name="ce42" office:value-type="float" office:value="1040685.3" calcext:value-type="float">
            <text:p><text:s/>1,040,685 <text:s/></text:p>
          </table:table-cell>
          <table:table-cell table:style-name="ce42" office:value-type="float" office:value="18775400.4" calcext:value-type="float">
            <text:p><text:s/>18,775,40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9816085.7" calcext:value-type="float">
            <text:p><text:s/>19,816,086 <text:s/></text:p>
          </table:table-cell>
          <table:table-cell table:style-name="ce43" office:value-type="float" office:value="1040685.3" calcext:value-type="float">
            <text:p><text:s/>1,040,685 <text:s/></text:p>
          </table:table-cell>
          <table:table-cell table:style-name="ce43" office:value-type="float" office:value="18775400.4" calcext:value-type="float">
            <text:p><text:s/>18,775,400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18716.217178254" calcext:value-type="float">
            <text:p><text:s/>218,716 <text:s/></text:p>
          </table:table-cell>
          <table:table-cell table:style-name="ce42" office:value-type="float" office:value="1145.3984" calcext:value-type="float">
            <text:p><text:s/>1,145 <text:s/></text:p>
          </table:table-cell>
          <table:table-cell table:style-name="ce42" office:value-type="float" office:value="217570.818778254" calcext:value-type="float">
            <text:p><text:s/>217,571 <text:s/></text:p>
          </table:table-cell>
          <table:table-cell table:number-columns-repeated="2" table:style-name="ce42" office:value-type="float" office:value="49.24422" calcext:value-type="float">
            <text:p><text:s/>4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9.24422" calcext:value-type="float">
            <text:p><text:s/>4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209538.718778254" calcext:value-type="float">
            <text:p><text:s/>209,539 <text:s/></text:p>
          </table:table-cell>
          <table:table-cell table:style-name="ce42" office:value-type="float" office:value="1033.6" calcext:value-type="float">
            <text:p><text:s/>1,034 <text:s/></text:p>
          </table:table-cell>
          <table:table-cell table:style-name="ce42" office:value-type="float" office:value="208505.118778254" calcext:value-type="float">
            <text:p><text:s/>208,505 <text:s/></text:p>
          </table:table-cell>
          <table:table-cell table:number-columns-repeated="2" table:style-name="ce42" office:value-type="float" office:value="49.24422" calcext:value-type="float">
            <text:p><text:s/>4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9.24422" calcext:value-type="float">
            <text:p><text:s/>4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style-name="ce42" office:value-type="float" office:value="9177.4984" calcext:value-type="float">
            <text:p><text:s/>9,177 <text:s/></text:p>
          </table:table-cell>
          <table:table-cell table:style-name="ce42" office:value-type="float" office:value="111.7984" calcext:value-type="float">
            <text:p><text:s/>112 <text:s/></text:p>
          </table:table-cell>
          <table:table-cell table:style-name="ce42" office:value-type="float" office:value="9065.7" calcext:value-type="float">
            <text:p><text:s/>9,06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3338990.94454901" calcext:value-type="float">
            <text:p><text:s/>3,338,991 <text:s/></text:p>
          </table:table-cell>
          <table:table-cell table:style-name="ce44" office:value-type="float" office:value="1332637.7103191" calcext:value-type="float">
            <text:p><text:s/>1,332,638 <text:s/></text:p>
          </table:table-cell>
          <table:table-cell table:style-name="ce44" office:value-type="float" office:value="2006353.23422991" calcext:value-type="float">
            <text:p><text:s/>2,006,353 <text:s/></text:p>
          </table:table-cell>
          <table:table-cell table:style-name="ce44" office:value-type="float" office:value="411233.171284777" calcext:value-type="float">
            <text:p><text:s/>411,233 <text:s/></text:p>
          </table:table-cell>
          <table:table-cell table:style-name="ce44" office:value-type="float" office:value="140239.4632077" calcext:value-type="float">
            <text:p><text:s/>140,239 <text:s/></text:p>
          </table:table-cell>
          <table:table-cell table:style-name="ce44" office:value-type="float" office:value="138768.336936349" calcext:value-type="float">
            <text:p><text:s/>138,768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471.12627135105" calcext:value-type="float">
            <text:p><text:s/>1,471 <text:s/></text:p>
          </table:table-cell>
          <table:table-cell table:style-name="ce44" office:value-type="float" office:value="270993.708077077" calcext:value-type="float">
            <text:p><text:s/>270,994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338990.94454901" calcext:value-type="float">
            <text:p><text:s/>3,338,991 <text:s/></text:p>
          </table:table-cell>
          <table:table-cell table:style-name="ce44" office:value-type="float" office:value="1332637.7103191" calcext:value-type="float">
            <text:p><text:s/>1,332,638 <text:s/></text:p>
          </table:table-cell>
          <table:table-cell table:style-name="ce44" office:value-type="float" office:value="2006353.23422991" calcext:value-type="float">
            <text:p><text:s/>2,006,353 <text:s/></text:p>
          </table:table-cell>
          <table:table-cell table:style-name="ce44" office:value-type="float" office:value="411233.171284777" calcext:value-type="float">
            <text:p><text:s/>411,233 <text:s/></text:p>
          </table:table-cell>
          <table:table-cell table:style-name="ce44" office:value-type="float" office:value="140239.4632077" calcext:value-type="float">
            <text:p><text:s/>140,239 <text:s/></text:p>
          </table:table-cell>
          <table:table-cell table:style-name="ce44" office:value-type="float" office:value="138768.336936349" calcext:value-type="float">
            <text:p><text:s/>138,768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471.12627135105" calcext:value-type="float">
            <text:p><text:s/>1,471 <text:s/></text:p>
          </table:table-cell>
          <table:table-cell table:style-name="ce44" office:value-type="float" office:value="270993.708077077" calcext:value-type="float">
            <text:p><text:s/>270,99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254989.47094901" calcext:value-type="float">
            <text:p><text:s/>2,254,989 <text:s/></text:p>
          </table:table-cell>
          <table:table-cell table:style-name="ce42" office:value-type="float" office:value="420114.676719096" calcext:value-type="float">
            <text:p><text:s/>420,115 <text:s/></text:p>
          </table:table-cell>
          <table:table-cell table:style-name="ce42" office:value-type="float" office:value="1834874.79422991" calcext:value-type="float">
            <text:p><text:s/>1,834,875 <text:s/></text:p>
          </table:table-cell>
          <table:table-cell table:style-name="ce42" office:value-type="float" office:value="411233.171284777" calcext:value-type="float">
            <text:p><text:s/>411,233 <text:s/></text:p>
          </table:table-cell>
          <table:table-cell table:style-name="ce42" office:value-type="float" office:value="140239.4632077" calcext:value-type="float">
            <text:p><text:s/>140,239 <text:s/></text:p>
          </table:table-cell>
          <table:table-cell table:style-name="ce42" office:value-type="float" office:value="138768.336936349" calcext:value-type="float">
            <text:p><text:s/>138,76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71.12627135105" calcext:value-type="float">
            <text:p><text:s/>1,471 <text:s/></text:p>
          </table:table-cell>
          <table:table-cell table:style-name="ce42" office:value-type="float" office:value="270993.708077077" calcext:value-type="float">
            <text:p><text:s/>270,99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37.6" calcext:value-type="float">
            <text:p><text:s/>3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83909.878619096" calcext:value-type="float">
            <text:p><text:s/>83,910 <text:s/></text:p>
          </table:table-cell>
          <table:table-cell table:style-name="ce42" office:value-type="float" office:value="31897.371119096" calcext:value-type="float">
            <text:p><text:s/>31,897 <text:s/></text:p>
          </table:table-cell>
          <table:table-cell table:style-name="ce42" office:value-type="float" office:value="52012.5075" calcext:value-type="float">
            <text:p><text:s/>52,013 <text:s/></text:p>
          </table:table-cell>
          <table:table-cell table:number-columns-repeated="3" table:style-name="ce42" office:value-type="float" office:value="18158.3938157325" calcext:value-type="float">
            <text:p><text:s/>18,15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86356.0992" calcext:value-type="float">
            <text:p><text:s/>86,356 <text:s/></text:p>
          </table:table-cell>
          <table:table-cell table:style-name="ce42" office:value-type="float" office:value="15035.34" calcext:value-type="float">
            <text:p><text:s/>15,035 <text:s/></text:p>
          </table:table-cell>
          <table:table-cell table:style-name="ce42" office:value-type="float" office:value="71320.7592" calcext:value-type="float">
            <text:p><text:s/>71,32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1079.9519" calcext:value-type="float">
            <text:p><text:s/>1,080 <text:s/></text:p>
          </table:table-cell>
          <table:table-cell table:style-name="ce42" office:value-type="float" office:value="1078.3688" calcext:value-type="float">
            <text:p><text:s/>1,078 <text:s/></text:p>
          </table:table-cell>
          <table:table-cell table:style-name="ce42" office:value-type="float" office:value="1.5831" calcext:value-type="float">
            <text:p><text:s/>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3935.8523" calcext:value-type="float">
            <text:p><text:s/>3,936 <text:s/></text:p>
          </table:table-cell>
          <table:table-cell table:style-name="ce42" office:value-type="float" office:value="1750.9016" calcext:value-type="float">
            <text:p><text:s/>1,751 <text:s/></text:p>
          </table:table-cell>
          <table:table-cell table:style-name="ce42" office:value-type="float" office:value="2184.9507" calcext:value-type="float">
            <text:p><text:s/>2,18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30590.0277" calcext:value-type="float">
            <text:p><text:s/>30,590 <text:s/></text:p>
          </table:table-cell>
          <table:table-cell table:style-name="ce42" office:value-type="float" office:value="8478.0096" calcext:value-type="float">
            <text:p><text:s/>8,478 <text:s/></text:p>
          </table:table-cell>
          <table:table-cell table:style-name="ce42" office:value-type="float" office:value="22112.0181" calcext:value-type="float">
            <text:p><text:s/>22,112 <text:s/></text:p>
          </table:table-cell>
          <table:table-cell table:style-name="ce42" office:value-type="float" office:value="134761.831101234" calcext:value-type="float">
            <text:p><text:s/>134,762 <text:s/></text:p>
          </table:table-cell>
          <table:table-cell table:number-columns-repeated="2" table:style-name="ce42" office:value-type="float" office:value="120609.943120617" calcext:value-type="float">
            <text:p><text:s/>120,61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151.8879806176" calcext:value-type="float">
            <text:p><text:s/>14,15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4447.808" calcext:value-type="float">
            <text:p><text:s/>4,448 <text:s/></text:p>
          </table:table-cell>
          <table:table-cell table:style-name="ce42" office:value-type="float" office:value="1047.5072" calcext:value-type="float">
            <text:p><text:s/>1,048 <text:s/></text:p>
          </table:table-cell>
          <table:table-cell table:style-name="ce42" office:value-type="float" office:value="3400.3008" calcext:value-type="float">
            <text:p><text:s/>3,40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532392.881220441" calcext:value-type="float">
            <text:p><text:s/>532,393 <text:s/></text:p>
          </table:table-cell>
          <table:table-cell table:style-name="ce42" office:value-type="float" office:value="36027.864" calcext:value-type="float">
            <text:p><text:s/>36,028 <text:s/></text:p>
          </table:table-cell>
          <table:table-cell table:style-name="ce42" office:value-type="float" office:value="496365.017220441" calcext:value-type="float">
            <text:p><text:s/>496,365 <text:s/></text:p>
          </table:table-cell>
          <table:table-cell table:style-name="ce42" office:value-type="float" office:value="699.115367670296" calcext:value-type="float">
            <text:p><text:s/>699 <text:s/></text:p>
          </table:table-cell>
          <table:table-cell table:style-name="ce42" office:value-type="float" office:value="626.215271351049" calcext:value-type="float">
            <text:p><text:s/>62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26.215271351049" calcext:value-type="float">
            <text:p><text:s/>626 <text:s/></text:p>
          </table:table-cell>
          <table:table-cell table:style-name="ce42" office:value-type="float" office:value="72.900096319247" calcext:value-type="float">
            <text:p><text:s/>7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422337.419432508" calcext:value-type="float">
            <text:p><text:s/>422,337 <text:s/></text:p>
          </table:table-cell>
          <table:table-cell table:style-name="ce42" office:value-type="float" office:value="9428.2392" calcext:value-type="float">
            <text:p><text:s/>9,428 <text:s/></text:p>
          </table:table-cell>
          <table:table-cell table:style-name="ce42" office:value-type="float" office:value="412909.180232508" calcext:value-type="float">
            <text:p><text:s/>412,909 <text:s/></text:p>
          </table:table-cell>
          <table:table-cell table:number-columns-repeated="2" table:style-name="ce42" office:value-type="float" office:value="626.215271351049" calcext:value-type="float">
            <text:p><text:s/>62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26.215271351049" calcext:value-type="float">
            <text:p><text:s/>62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198351.0484" calcext:value-type="float">
            <text:p>( 198,351 <text:s/>)</text:p>
          </table:table-cell>
          <table:table-cell table:style-name="ce45" office:value-type="float" office:value="7509.8392" calcext:value-type="float">
            <text:p>( 7,510 <text:s/>)</text:p>
          </table:table-cell>
          <table:table-cell table:style-name="ce45" office:value-type="float" office:value="190841.2092" calcext:value-type="float">
            <text:p>( 190,841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223986.371032508" calcext:value-type="float">
            <text:p>( 223,986 <text:s/>)</text:p>
          </table:table-cell>
          <table:table-cell table:style-name="ce45" office:value-type="float" office:value="1918.4" calcext:value-type="float">
            <text:p>( 1,918 <text:s/>)</text:p>
          </table:table-cell>
          <table:table-cell table:style-name="ce45" office:value-type="float" office:value="222067.971032508" calcext:value-type="float">
            <text:p>( 222,068 <text:s/>)</text:p>
          </table:table-cell>
          <table:table-cell table:number-columns-repeated="2" table:style-name="ce45" office:value-type="float" office:value="626.215271351049" calcext:value-type="float">
            <text:p>( 626 <text:s/>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626.215271351049" calcext:value-type="float">
            <text:p>( 626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27586.5" calcext:value-type="float">
            <text:p><text:s/>27,587 <text:s/></text:p>
          </table:table-cell>
          <table:table-cell table:style-name="ce42" office:value-type="float" office:value="23596.8" calcext:value-type="float">
            <text:p><text:s/>23,597 <text:s/></text:p>
          </table:table-cell>
          <table:table-cell table:style-name="ce42" office:value-type="float" office:value="3989.7" calcext:value-type="float">
            <text:p><text:s/>3,99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82468.961787933" calcext:value-type="float">
            <text:p><text:s/>82,469 <text:s/></text:p>
          </table:table-cell>
          <table:table-cell table:style-name="ce42" office:value-type="float" office:value="3002.8248" calcext:value-type="float">
            <text:p><text:s/>3,003 <text:s/></text:p>
          </table:table-cell>
          <table:table-cell table:style-name="ce42" office:value-type="float" office:value="79466.136987933" calcext:value-type="float">
            <text:p><text:s/>79,466 <text:s/></text:p>
          </table:table-cell>
          <table:table-cell table:style-name="ce42" office:value-type="float" office:value="72.900096319247" calcext:value-type="float">
            <text:p><text:s/>7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2.900096319247" calcext:value-type="float">
            <text:p><text:s/>73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54525.0936" calcext:value-type="float">
            <text:p><text:s/>54,525 <text:s/></text:p>
          </table:table-cell>
          <table:table-cell table:style-name="ce42" office:value-type="float" office:value="12169.6536" calcext:value-type="float">
            <text:p><text:s/>12,170 <text:s/></text:p>
          </table:table-cell>
          <table:table-cell table:style-name="ce42" office:value-type="float" office:value="42355.44" calcext:value-type="float">
            <text:p><text:s/>42,35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53770.4082" calcext:value-type="float">
            <text:p><text:s/>53,770 <text:s/></text:p>
          </table:table-cell>
          <table:table-cell table:style-name="ce42" office:value-type="float" office:value="1935.432" calcext:value-type="float">
            <text:p><text:s/>1,935 <text:s/></text:p>
          </table:table-cell>
          <table:table-cell table:style-name="ce42" office:value-type="float" office:value="51834.9762" calcext:value-type="float">
            <text:p><text:s/>51,83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65621.2184" calcext:value-type="float">
            <text:p><text:s/>165,621 <text:s/></text:p>
          </table:table-cell>
          <table:table-cell table:style-name="ce46" office:value-type="float" office:value="12753.8568" calcext:value-type="float">
            <text:p><text:s/>12,754 <text:s/></text:p>
          </table:table-cell>
          <table:table-cell table:style-name="ce46" office:value-type="float" office:value="152867.3616" calcext:value-type="float">
            <text:p><text:s/>152,867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06958.391" calcext:value-type="float">
            <text:p><text:s/>206,958 <text:s/></text:p>
          </table:table-cell>
          <table:table-cell table:style-name="ce42" office:value-type="float" office:value="138074.92" calcext:value-type="float">
            <text:p><text:s/>138,075 <text:s/></text:p>
          </table:table-cell>
          <table:table-cell table:style-name="ce42" office:value-type="float" office:value="68883.471" calcext:value-type="float">
            <text:p><text:s/>68,88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7066.5572" calcext:value-type="float">
            <text:p><text:s/>17,067 <text:s/></text:p>
          </table:table-cell>
          <table:table-cell table:style-name="ce42" office:value-type="float" office:value="1417.224" calcext:value-type="float">
            <text:p><text:s/>1,417 <text:s/></text:p>
          </table:table-cell>
          <table:table-cell table:style-name="ce42" office:value-type="float" office:value="15649.3332" calcext:value-type="float">
            <text:p><text:s/>15,64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89891.8338" calcext:value-type="float">
            <text:p><text:s/>189,892 <text:s/></text:p>
          </table:table-cell>
          <table:table-cell table:style-name="ce42" office:value-type="float" office:value="136657.696" calcext:value-type="float">
            <text:p><text:s/>136,658 <text:s/></text:p>
          </table:table-cell>
          <table:table-cell table:style-name="ce42" office:value-type="float" office:value="53234.1378" calcext:value-type="float">
            <text:p><text:s/>53,23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67622.3361" calcext:value-type="float">
            <text:p>( 67,622 <text:s/>)</text:p>
          </table:table-cell>
          <table:table-cell table:style-name="ce45" office:value-type="float" office:value="59771.9448" calcext:value-type="float">
            <text:p>( 59,772 <text:s/>)</text:p>
          </table:table-cell>
          <table:table-cell table:style-name="ce45" office:value-type="float" office:value="7850.3913" calcext:value-type="float">
            <text:p>( 7,850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48980.2633" calcext:value-type="float">
            <text:p>( 48,980 <text:s/>)</text:p>
          </table:table-cell>
          <table:table-cell table:style-name="ce47" office:value-type="float" office:value="27728.8" calcext:value-type="float">
            <text:p>( 27,729 <text:s/>)</text:p>
          </table:table-cell>
          <table:table-cell table:style-name="ce47" office:value-type="float" office:value="21251.4633" calcext:value-type="float">
            <text:p>( 21,251 <text:s/>)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456983.702409472" calcext:value-type="float">
            <text:p><text:s/>456,984 <text:s/></text:p>
          </table:table-cell>
          <table:table-cell table:style-name="ce42" office:value-type="float" office:value="20646.6568" calcext:value-type="float">
            <text:p><text:s/>20,647 <text:s/></text:p>
          </table:table-cell>
          <table:table-cell table:style-name="ce42" office:value-type="float" office:value="436337.045609472" calcext:value-type="float">
            <text:p><text:s/>436,33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384917.981509472" calcext:value-type="float">
            <text:p><text:s/>384,918 <text:s/></text:p>
          </table:table-cell>
          <table:table-cell table:style-name="ce42" office:value-type="float" office:value="15550.6568" calcext:value-type="float">
            <text:p><text:s/>15,551 <text:s/></text:p>
          </table:table-cell>
          <table:table-cell table:style-name="ce42" office:value-type="float" office:value="369367.324709472" calcext:value-type="float">
            <text:p><text:s/>369,36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72065.7209" calcext:value-type="float">
            <text:p><text:s/>72,066 <text:s/></text:p>
          </table:table-cell>
          <table:table-cell table:style-name="ce42" office:value-type="float" office:value="5096" calcext:value-type="float">
            <text:p><text:s/>5,096 <text:s/></text:p>
          </table:table-cell>
          <table:table-cell table:style-name="ce42" office:value-type="float" office:value="66969.7209" calcext:value-type="float">
            <text:p><text:s/>66,97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50337.1008" calcext:value-type="float">
            <text:p>( 50,337 <text:s/>)</text:p>
          </table:table-cell>
          <table:table-cell table:style-name="ce45" office:value-type="float" office:value="835.2" calcext:value-type="float">
            <text:p>( 835 <text:s/>)</text:p>
          </table:table-cell>
          <table:table-cell table:style-name="ce45" office:value-type="float" office:value="49501.9008" calcext:value-type="float">
            <text:p>( 49,502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140239.5018" calcext:value-type="float">
            <text:p><text:s/>140,240 <text:s/></text:p>
          </table:table-cell>
          <table:table-cell table:style-name="ce42" office:value-type="float" office:value="19605.1776" calcext:value-type="float">
            <text:p><text:s/>19,605 <text:s/></text:p>
          </table:table-cell>
          <table:table-cell table:style-name="ce42" office:value-type="float" office:value="120634.3242" calcext:value-type="float">
            <text:p><text:s/>120,63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7819.1319" calcext:value-type="float">
            <text:p><text:s/>7,819 <text:s/></text:p>
          </table:table-cell>
          <table:table-cell table:style-name="ce46" office:value-type="float" office:value="5680.9416" calcext:value-type="float">
            <text:p><text:s/>5,681 <text:s/></text:p>
          </table:table-cell>
          <table:table-cell table:style-name="ce46" office:value-type="float" office:value="2138.1903" calcext:value-type="float">
            <text:p><text:s/>2,138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242848.8335" calcext:value-type="float">
            <text:p><text:s/>242,849 <text:s/></text:p>
          </table:table-cell>
          <table:table-cell table:style-name="ce42" office:value-type="float" office:value="89244.38" calcext:value-type="float">
            <text:p><text:s/>89,244 <text:s/></text:p>
          </table:table-cell>
          <table:table-cell table:style-name="ce42" office:value-type="float" office:value="153604.4535" calcext:value-type="float">
            <text:p><text:s/>153,60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5" office:value-type="float" office:value="81385.2945" calcext:value-type="float">
            <text:p>( 81,385 <text:s/>)</text:p>
          </table:table-cell>
          <table:table-cell table:style-name="ce45" office:value-type="float" office:value="16176.0744" calcext:value-type="float">
            <text:p>( 16,176 <text:s/>)</text:p>
          </table:table-cell>
          <table:table-cell table:style-name="ce45" office:value-type="float" office:value="65209.2201" calcext:value-type="float">
            <text:p>( 65,209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32794.2519" calcext:value-type="float">
            <text:p><text:s/>32,794 <text:s/></text:p>
          </table:table-cell>
          <table:table-cell table:style-name="ce42" office:value-type="float" office:value="18457.5552" calcext:value-type="float">
            <text:p><text:s/>18,458 <text:s/></text:p>
          </table:table-cell>
          <table:table-cell table:style-name="ce42" office:value-type="float" office:value="14336.6967" calcext:value-type="float">
            <text:p><text:s/>14,33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07991.2123" calcext:value-type="float">
            <text:p><text:s/>107,991 <text:s/></text:p>
          </table:table-cell>
          <table:table-cell table:style-name="ce42" office:value-type="float" office:value="3665.6" calcext:value-type="float">
            <text:p><text:s/>3,666 <text:s/></text:p>
          </table:table-cell>
          <table:table-cell table:style-name="ce42" office:value-type="float" office:value="104325.6123" calcext:value-type="float">
            <text:p><text:s/>104,32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7613.83100014" calcext:value-type="float">
            <text:p><text:s/>257,614 <text:s/></text:p>
          </table:table-cell>
          <table:table-cell table:style-name="ce42" office:value-type="float" office:value="844.911" calcext:value-type="float">
            <text:p><text:s/>84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44.911" calcext:value-type="float">
            <text:p><text:s/>845 <text:s/></text:p>
          </table:table-cell>
          <table:table-cell table:style-name="ce42" office:value-type="float" office:value="256768.92000014" calcext:value-type="float">
            <text:p><text:s/>256,76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42687.627" calcext:value-type="float">
            <text:p><text:s/>42,688 <text:s/></text:p>
          </table:table-cell>
          <table:table-cell table:style-name="ce43" office:value-type="float" office:value="2527.5408" calcext:value-type="float">
            <text:p><text:s/>2,528 <text:s/></text:p>
          </table:table-cell>
          <table:table-cell table:style-name="ce43" office:value-type="float" office:value="40160.0862" calcext:value-type="float">
            <text:p><text:s/>40,160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3406.5405" calcext:value-type="float">
            <text:p><text:s/>3,40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06.5405" calcext:value-type="float">
            <text:p><text:s/>3,40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3406.5405" calcext:value-type="float">
            <text:p><text:s/>3,40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06.5405" calcext:value-type="float">
            <text:p><text:s/>3,40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427219.5206" calcext:value-type="float">
            <text:p><text:s/>427,220 <text:s/></text:p>
          </table:table-cell>
          <table:table-cell table:style-name="ce42" office:value-type="float" office:value="308506.1744" calcext:value-type="float">
            <text:p><text:s/>308,506 <text:s/></text:p>
          </table:table-cell>
          <table:table-cell table:style-name="ce42" office:value-type="float" office:value="118713.3462" calcext:value-type="float">
            <text:p><text:s/>118,71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372403.9234" calcext:value-type="float">
            <text:p><text:s/>372,404 <text:s/></text:p>
          </table:table-cell>
          <table:table-cell table:style-name="ce42" office:value-type="float" office:value="263590.4296" calcext:value-type="float">
            <text:p><text:s/>263,590 <text:s/></text:p>
          </table:table-cell>
          <table:table-cell table:style-name="ce42" office:value-type="float" office:value="108813.4938" calcext:value-type="float">
            <text:p><text:s/>108,81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735.5864" calcext:value-type="float">
            <text:p><text:s/>73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315.3099" calcext:value-type="float">
            <text:p><text:s/>315 <text:s/></text:p>
          </table:table-cell>
          <table:table-cell table:style-name="ce42" office:value-type="float" office:value="301.2384" calcext:value-type="float">
            <text:p><text:s/>301 <text:s/></text:p>
          </table:table-cell>
          <table:table-cell table:style-name="ce42" office:value-type="float" office:value="14.0715" calcext:value-type="float">
            <text:p><text:s/>1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style-name="ce42" office:value-type="float" office:value="32301.5901" calcext:value-type="float">
            <text:p><text:s/>32,302 <text:s/></text:p>
          </table:table-cell>
          <table:table-cell table:style-name="ce42" office:value-type="float" office:value="25997.6688" calcext:value-type="float">
            <text:p><text:s/>25,998 <text:s/></text:p>
          </table:table-cell>
          <table:table-cell table:style-name="ce42" office:value-type="float" office:value="6303.9213" calcext:value-type="float">
            <text:p><text:s/>6,30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5862.4396" calcext:value-type="float">
            <text:p><text:s/>15,862 <text:s/></text:p>
          </table:table-cell>
          <table:table-cell table:style-name="ce42" office:value-type="float" office:value="12975.38" calcext:value-type="float">
            <text:p><text:s/>12,975 <text:s/></text:p>
          </table:table-cell>
          <table:table-cell table:style-name="ce42" office:value-type="float" office:value="2887.0596" calcext:value-type="float">
            <text:p><text:s/>2,88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5600.6712" calcext:value-type="float">
            <text:p><text:s/>5,601 <text:s/></text:p>
          </table:table-cell>
          <table:table-cell table:style-name="ce43" office:value-type="float" office:value="4905.8712" calcext:value-type="float">
            <text:p><text:s/>4,906 <text:s/></text:p>
          </table:table-cell>
          <table:table-cell table:style-name="ce43" office:value-type="float" office:value="694.8" calcext:value-type="float">
            <text:p><text:s/>695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653375.4125" calcext:value-type="float">
            <text:p><text:s/>653,375 <text:s/></text:p>
          </table:table-cell>
          <table:table-cell table:style-name="ce44" office:value-type="float" office:value="604016.8592" calcext:value-type="float">
            <text:p><text:s/>604,017 <text:s/></text:p>
          </table:table-cell>
          <table:table-cell table:style-name="ce44" office:value-type="float" office:value="49358.5533" calcext:value-type="float">
            <text:p><text:s/>49,359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83300406.512674" calcext:value-type="float">
            <text:p><text:s/>83,300,407 <text:s/></text:p>
          </table:table-cell>
          <table:table-cell table:style-name="ce42" office:value-type="float" office:value="19281" calcext:value-type="float">
            <text:p><text:s/>19,281 <text:s/></text:p>
          </table:table-cell>
          <table:table-cell table:style-name="ce42" office:value-type="float" office:value="83281125.512674" calcext:value-type="float">
            <text:p><text:s/>83,281,126 <text:s/></text:p>
          </table:table-cell>
          <table:table-cell table:style-name="ce42" office:value-type="float" office:value="3601972.419861" calcext:value-type="float">
            <text:p><text:s/>3,601,972 <text:s/></text:p>
          </table:table-cell>
          <table:table-cell table:style-name="ce42" office:value-type="float" office:value="205419.002208" calcext:value-type="float">
            <text:p><text:s/>205,419 <text:s/></text:p>
          </table:table-cell>
          <table:table-cell table:style-name="ce42" office:value-type="float" office:value="185762.892843" calcext:value-type="float">
            <text:p><text:s/>185,76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656.109365" calcext:value-type="float">
            <text:p><text:s/>19,656 <text:s/></text:p>
          </table:table-cell>
          <table:table-cell table:style-name="ce42" office:value-type="float" office:value="3396553.417653" calcext:value-type="float">
            <text:p><text:s/>3,396,55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82916230.406" calcext:value-type="float">
            <text:p><text:s/>82,916,23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2916230.406" calcext:value-type="float">
            <text:p><text:s/>82,916,23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880.204" calcext:value-type="float">
            <text:p><text:s/>4,88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80.204" calcext:value-type="float">
            <text:p><text:s/>4,88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2451.213339" calcext:value-type="float">
            <text:p><text:s/>92,45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2451.213339" calcext:value-type="float">
            <text:p><text:s/>92,45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384176.106674" calcext:value-type="float">
            <text:p><text:s/>384,176 <text:s/></text:p>
          </table:table-cell>
          <table:table-cell table:style-name="ce42" office:value-type="float" office:value="19281" calcext:value-type="float">
            <text:p><text:s/>19,281 <text:s/></text:p>
          </table:table-cell>
          <table:table-cell table:style-name="ce42" office:value-type="float" office:value="364895.106674" calcext:value-type="float">
            <text:p><text:s/>364,895 <text:s/></text:p>
          </table:table-cell>
          <table:table-cell table:style-name="ce42" office:value-type="float" office:value="3504641.002522" calcext:value-type="float">
            <text:p><text:s/>3,504,641 <text:s/></text:p>
          </table:table-cell>
          <table:table-cell table:style-name="ce42" office:value-type="float" office:value="200538.798208" calcext:value-type="float">
            <text:p><text:s/>200,539 <text:s/></text:p>
          </table:table-cell>
          <table:table-cell table:style-name="ce42" office:value-type="float" office:value="185762.892843" calcext:value-type="float">
            <text:p><text:s/>185,76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775.905365" calcext:value-type="float">
            <text:p><text:s/>14,776 <text:s/></text:p>
          </table:table-cell>
          <table:table-cell table:style-name="ce42" office:value-type="float" office:value="3304102.204314" calcext:value-type="float">
            <text:p><text:s/>3,304,10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017.599117" calcext:value-type="float">
            <text:p><text:s/>104,01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4017.599117" calcext:value-type="float">
            <text:p><text:s/>104,018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04017.599117" calcext:value-type="float">
            <text:p><text:s/>104,018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04017.599117" calcext:value-type="float">
            <text:p><text:s/>104,018 <text:s/></text:p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8" table:number-columns-repeated="5" table:default-cell-style-name="ce14"/>
        <table:table-column table:style-name="co4" table:default-cell-style-name="ce14"/>
        <table:table-column table:style-name="co16" table:number-columns-repeated="2" table:default-cell-style-name="ce14"/>
        <table:table-column table:style-name="co9" table:number-columns-repeated="1013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公噸油當量單位）</text:p>
            </table:table-cell>
            <table:covered-table-cell table:number-columns-repeated="8" table:style-name="ce15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5年(西元2016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2" table:style-name="ce49"/>
            <table:table-cell table:style-name="ce36" table:number-columns-repeated="1015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46" calcext:value-type="float">
              <text:p>46</text:p>
            </table:table-cell>
            <table:table-cell table:style-name="ce37" office:value-type="float" office:value="47" calcext:value-type="float">
              <text:p>47</text:p>
            </table:table-cell>
            <table:table-cell table:style-name="ce37" office:value-type="float" office:value="48" calcext:value-type="float">
              <text:p>48</text:p>
            </table:table-cell>
            <table:table-cell table:style-name="ce37" office:value-type="float" office:value="49" calcext:value-type="float">
              <text:p>49</text:p>
            </table:table-cell>
            <table:table-cell table:style-name="ce37" office:value-type="float" office:value="50" calcext:value-type="float">
              <text:p>50</text:p>
            </table:table-cell>
            <table:table-cell table:style-name="ce37" office:value-type="float" office:value="51" calcext:value-type="float">
              <text:p>51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核能</text:p>
            </table:table-cell>
            <table:table-cell table:style-name="ce54" office:value-type="string" calcext:value-type="string">
              <text:p>水力</text:p>
            </table:table-cell>
            <table:table-cell table:style-name="ce57" office:value-type="string" calcext:value-type="string">
              <text:p>地熱</text:p>
            </table:table-cell>
            <table:table-cell table:style-name="ce57" office:value-type="string" calcext:value-type="string">
              <text:p>太陽光電</text:p>
            </table:table-cell>
            <table:table-cell table:style-name="ce54" office:value-type="string" calcext:value-type="string">
              <text:p>風力</text:p>
            </table:table-cell>
            <table:table-cell table:style-name="ce54" office:value-type="string" calcext:value-type="string">
              <text:p>電力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table:number-columns-repeated="2"/>
            <table:table-cell table:style-name="ce57" table:number-columns-repeated="2"/>
            <table:table-cell table:style-name="ce54" table:number-columns-repeated="2"/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5" office:value-type="string" calcext:value-type="string">
              <text:p>Nuclear</text:p>
            </table:table-cell>
            <table:table-cell table:style-name="ce55" office:value-type="string" calcext:value-type="string">
              <text:p>Hydro</text:p>
            </table:table-cell>
            <table:table-cell table:style-name="ce57" office:value-type="string" calcext:value-type="string">
              <text:p>Geothermal</text:p>
            </table:table-cell>
            <table:table-cell table:style-name="ce57" office:value-type="string" calcext:value-type="string">
              <text:p>Solar PV</text:p>
            </table:table-cell>
            <table:table-cell table:style-name="ce55" office:value-type="string" calcext:value-type="string">
              <text:p>Wind</text:p>
            </table:table-cell>
            <table:table-cell table:style-name="ce55" office:value-type="string" calcext:value-type="string">
              <text:p>Electricity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/>
            <table:table-cell table:style-name="ce57"/>
            <table:table-cell table:style-name="ce56" table:number-columns-repeated="4"/>
            <table:table-cell table:style-name="ce50" table:number-columns-repeated="1015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50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564335.513788" calcext:value-type="float">
            <text:p><text:s/>564,336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95374.3999" calcext:value-type="float">
            <text:p><text:s/>95,374 <text:s/></text:p>
          </table:table-cell>
          <table:table-cell table:style-name="ce41" office:value-type="float" office:value="125310.758756" calcext:value-type="float">
            <text:p><text:s/>125,311 <text:s/></text:p>
          </table:table-cell>
          <table:table-cell table:style-name="ce41" office:value-type="float" office:value="0" calcext:value-type="float">
            <text:p/>
          </table:table-cell>
          <table:table-cell table:style-name="ce36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8250951.09356" calcext:value-type="float">
            <text:p><text:s/>8,250,95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8250951.09356" calcext:value-type="float">
            <text:p><text:s/>8,250,951 <text:s/></text:p>
          </table:table-cell>
          <table:table-cell table:style-name="ce43" office:value-type="float" office:value="564335.513788" calcext:value-type="float">
            <text:p><text:s/>564,336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95374.3999" calcext:value-type="float">
            <text:p><text:s/>95,374 <text:s/></text:p>
          </table:table-cell>
          <table:table-cell table:style-name="ce43" office:value-type="float" office:value="125310.758756" calcext:value-type="float">
            <text:p><text:s/>125,311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261.595058" calcext:value-type="float">
            <text:p><text:s/>262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8250951.09356" calcext:value-type="float">
            <text:p><text:s/>8,250,951 <text:s/></text:p>
          </table:table-cell>
          <table:table-cell table:style-name="ce42" office:value-type="float" office:value="847590.703788" calcext:value-type="float">
            <text:p><text:s/>847,59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5374.3999" calcext:value-type="float">
            <text:p><text:s/>95,374 <text:s/></text:p>
          </table:table-cell>
          <table:table-cell table:style-name="ce42" office:value-type="float" office:value="125310.758756" calcext:value-type="float">
            <text:p><text:s/>125,31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8250951.09356" calcext:value-type="float">
            <text:p><text:s/>8,250,951 <text:s/></text:p>
          </table:table-cell>
          <table:table-cell table:style-name="ce42" office:value-type="float" office:value="847590.703788" calcext:value-type="float">
            <text:p><text:s/>847,59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090.78591" calcext:value-type="float">
            <text:p><text:s/>5,091 <text:s/></text:p>
          </table:table-cell>
          <table:table-cell table:style-name="ce42" office:value-type="float" office:value="124660.84979" calcext:value-type="float">
            <text:p><text:s/>124,66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0283.61399" calcext:value-type="float">
            <text:p><text:s/>90,284 <text:s/></text:p>
          </table:table-cell>
          <table:table-cell table:style-name="ce42" office:value-type="float" office:value="649.908966" calcext:value-type="float">
            <text:p><text:s/>65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3255.19" calcext:value-type="float">
            <text:p><text:s/>283,25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713258.501226" calcext:value-type="float">
            <text:p><text:s/>22,713,259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3255.19" calcext:value-type="float">
            <text:p><text:s/>283,25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713258.501226" calcext:value-type="float">
            <text:p><text:s/>22,713,259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26664.5827" calcext:value-type="float">
            <text:p><text:s/>1,626,665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9.672538" calcext:value-type="float">
            <text:p><text:s/>100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07.044504" calcext:value-type="float">
            <text:p><text:s/>1,607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7958.578808" calcext:value-type="float">
            <text:p><text:s/>267,959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90064.501064" calcext:value-type="float">
            <text:p><text:s/>790,065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6081.384" calcext:value-type="float">
            <text:p><text:s/>326,081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9653.547336" calcext:value-type="float">
            <text:p><text:s/>199,654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41199.85445" calcext:value-type="float">
            <text:p><text:s/>41,200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746872.501678" calcext:value-type="float">
            <text:p><text:s/>746,873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0339459.82179" calcext:value-type="float">
            <text:p><text:s/>20,339,460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0339459.82179" calcext:value-type="float">
            <text:p><text:s/>20,339,46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772546.150118" calcext:value-type="float">
            <text:p><text:s/>11,772,54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7562.361126" calcext:value-type="float">
            <text:p><text:s/>37,56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5625.13772" calcext:value-type="float">
            <text:p><text:s/>355,62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1738.653162" calcext:value-type="float">
            <text:p><text:s/>441,73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520.003162" calcext:value-type="float">
            <text:p><text:s/>17,52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873.94634" calcext:value-type="float">
            <text:p><text:s/>32,87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80652.654646" calcext:value-type="float">
            <text:p><text:s/>280,65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525.553666" calcext:value-type="float">
            <text:p><text:s/>49,52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26003.516978" calcext:value-type="float">
            <text:p><text:s/>2,326,00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93475.694154" calcext:value-type="float">
            <text:p><text:s/>1,693,47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6503.72252" calcext:value-type="float">
            <text:p>( 26,504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517193.139684" calcext:value-type="float">
            <text:p>( 1,517,193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5390.800858" calcext:value-type="float">
            <text:p><text:s/>345,39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4368.863266" calcext:value-type="float">
            <text:p><text:s/>204,369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82768.1587" calcext:value-type="float">
            <text:p><text:s/>82,76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0790.891668" calcext:value-type="float">
            <text:p><text:s/>290,79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1419.498484" calcext:value-type="float">
            <text:p><text:s/>101,419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436009.76471" calcext:value-type="float">
            <text:p><text:s/>436,01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58873.91434" calcext:value-type="float">
            <text:p><text:s/>458,87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0869.48696" calcext:value-type="float">
            <text:p><text:s/>150,86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8004.42738" calcext:value-type="float">
            <text:p><text:s/>308,00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7830.35121" calcext:value-type="float">
            <text:p>( 27,830 <text:s/>)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47" office:value-type="float" office:value="220147.623052" calcext:value-type="float">
            <text:p>( 220,148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06755.829206" calcext:value-type="float">
            <text:p><text:s/>1,406,75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99117.598224" calcext:value-type="float">
            <text:p><text:s/>1,299,11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7638.230982" calcext:value-type="float">
            <text:p><text:s/>107,63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55973.169402" calcext:value-type="float">
            <text:p>( 55,973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17517.742218" calcext:value-type="float">
            <text:p><text:s/>617,518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87559.17547" calcext:value-type="float">
            <text:p><text:s/>187,55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030792.693538" calcext:value-type="float">
            <text:p><text:s/>4,030,79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801819.174866" calcext:value-type="float">
            <text:p>( 2,801,819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5127.957852" calcext:value-type="float">
            <text:p><text:s/>215,12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8685.117384" calcext:value-type="float">
            <text:p><text:s/>138,68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6605.751836" calcext:value-type="float">
            <text:p><text:s/>86,60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0230.752954" calcext:value-type="float">
            <text:p><text:s/>210,23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0675.233658" calcext:value-type="float">
            <text:p><text:s/>50,675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0591.899368" calcext:value-type="float">
            <text:p><text:s/>120,59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7256.383348" calcext:value-type="float">
            <text:p><text:s/>117,25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35.51602" calcext:value-type="float">
            <text:p><text:s/>3,33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1354.484504" calcext:value-type="float">
            <text:p><text:s/>251,35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8455.15826" calcext:value-type="float">
            <text:p><text:s/>168,455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82899.326244" calcext:value-type="float">
            <text:p><text:s/>82,89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124383.399602" calcext:value-type="float">
            <text:p><text:s/>4,124,38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53473.932802" calcext:value-type="float">
            <text:p><text:s/>453,47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2273.689868" calcext:value-type="float">
            <text:p><text:s/>272,27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0890.783874" calcext:value-type="float">
            <text:p><text:s/>130,89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2366.47719" calcext:value-type="float">
            <text:p><text:s/>72,36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9461.19347" calcext:value-type="float">
            <text:p><text:s/>119,46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5102.63429" calcext:value-type="float">
            <text:p><text:s/>85,10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2078.250976" calcext:value-type="float">
            <text:p><text:s/>132,07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35958.930452" calcext:value-type="float">
            <text:p><text:s/>735,95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55302.183324" calcext:value-type="float">
            <text:p><text:s/>455,302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667475.323356" calcext:value-type="float">
            <text:p><text:s/>1,667,475 <text:s/></text:p>
          </table:table-cell>
          <table:table-cell table:style-name="ce12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4070583.888198" calcext:value-type="float">
            <text:p><text:s/>4,070,58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1661362.6" calcext:value-type="float">
            <text:p><text:s/>31,661,363 <text:s/></text:p>
          </table:table-cell>
          <table:table-cell table:style-name="ce42" office:value-type="float" office:value="9855705.858" calcext:value-type="float">
            <text:p><text:s/>9,855,70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09004.65" calcext:value-type="float">
            <text:p><text:s/>1,109,005 <text:s/></text:p>
          </table:table-cell>
          <table:table-cell table:style-name="ce42" office:value-type="float" office:value="1457101.846" calcext:value-type="float">
            <text:p><text:s/>1,457,10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1661362.6" calcext:value-type="float">
            <text:p><text:s/>31,661,363 <text:s/></text:p>
          </table:table-cell>
          <table:table-cell table:style-name="ce42" office:value-type="float" office:value="9855705.858" calcext:value-type="float">
            <text:p><text:s/>9,855,70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9195.185" calcext:value-type="float">
            <text:p><text:s/>59,195 <text:s/></text:p>
          </table:table-cell>
          <table:table-cell table:style-name="ce42" office:value-type="float" office:value="1449544.765" calcext:value-type="float">
            <text:p><text:s/>1,449,54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9809.465" calcext:value-type="float">
            <text:p><text:s/>1,049,809 <text:s/></text:p>
          </table:table-cell>
          <table:table-cell table:style-name="ce42" office:value-type="float" office:value="7557.081" calcext:value-type="float">
            <text:p><text:s/>7,55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9" table:number-columns-repeated="3" table:default-cell-style-name="ce14"/>
        <table:table-column table:style-name="co11" table:default-cell-style-name="ce14"/>
        <table:table-column table:style-name="co2" table:default-cell-style-name="ce14"/>
        <table:table-column table:style-name="co20" table:default-cell-style-name="ce96"/>
        <table:table-column table:style-name="co2" table:default-cell-style-name="ce13"/>
        <table:table-column table:style-name="co21" table:default-cell-style-name="ce13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公噸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5年(西元2016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49" office:value-type="string" calcext:value-type="string" table:number-columns-spanned="6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5" table:style-name="ce49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8" office:value-type="float" office:value="52" calcext:value-type="float">
              <text:p>52</text:p>
            </table:table-cell>
            <table:table-cell table:style-name="ce58" office:value-type="float" office:value="53" calcext:value-type="float">
              <text:p>53</text:p>
            </table:table-cell>
            <table:table-cell table:style-name="ce60" office:value-type="float" office:value="54" calcext:value-type="float">
              <text:p>54</text:p>
            </table:table-cell>
            <table:table-cell table:style-name="ce60" table:number-columns-repeated="2"/>
            <table:table-cell table:style-name="ce81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太陽熱能</text:p>
            </table:table-cell>
            <table:table-cell table:style-name="ce54" office:value-type="string" calcext:value-type="string">
              <text:p>熱能</text:p>
            </table:table-cell>
            <table:table-cell table:style-name="ce61" office:value-type="string" calcext:value-type="string">
              <text:p>總計</text:p>
            </table:table-cell>
            <table:table-cell table:style-name="ce61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9" table:number-columns-repeated="2"/>
            <table:table-cell table:style-name="ce62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Solar Thermal</text:p>
            </table:table-cell>
            <table:table-cell table:style-name="ce56" office:value-type="string" calcext:value-type="string">
              <text:p>Heat</text:p>
            </table:table-cell>
            <table:table-cell table:style-name="ce63" office:value-type="string" calcext:value-type="string">
              <text:p>Grand Total</text:p>
            </table:table-cell>
            <table:table-cell table:style-name="ce63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64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65" table:number-columns-repeated="3"/>
            <table:covered-table-cell table:style-name="ce83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100906.2" calcext:value-type="float">
            <text:p><text:s/>100,906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738099.13906757" calcext:value-type="float">
            <text:p><text:s/>2,738,099 <text:s/></text:p>
          </table:table-cell>
          <table:table-cell table:style-name="ce67" table:number-columns-repeated="2"/>
          <table:table-cell table:style-name="ce84" office:value-type="float" office:value="1" calcext:value-type="float">
            <text:p>1</text:p>
          </table:table-cell>
          <table:table-cell table:style-name="ce37"/>
          <table:table-cell table:style-name="ce104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9227492.784694" calcext:value-type="float">
            <text:p><text:s/>129,227,493 <text:s/></text:p>
          </table:table-cell>
          <table:table-cell table:style-name="ce68" table:number-columns-repeated="2"/>
          <table:table-cell table:style-name="ce85" office:value-type="float" office:value="2" calcext:value-type="float">
            <text:p>2</text:p>
          </table:table-cell>
          <table:table-cell table:style-name="ce98" office:value-type="string" calcext:value-type="string">
            <text:p>+</text:p>
          </table:table-cell>
          <table:table-cell table:style-name="ce105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385745.2248438" calcext:value-type="float">
            <text:p><text:s/>17,385,745 <text:s/></text:p>
          </table:table-cell>
          <table:table-cell table:style-name="ce68" table:number-columns-repeated="2"/>
          <table:table-cell table:style-name="ce85" office:value-type="float" office:value="3" calcext:value-type="float">
            <text:p>3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95883.72" calcext:value-type="float">
            <text:p><text:s/>1,295,884 <text:s/></text:p>
          </table:table-cell>
          <table:table-cell table:style-name="ce68" table:number-columns-repeated="2"/>
          <table:table-cell table:style-name="ce85" office:value-type="float" office:value="4" calcext:value-type="float">
            <text:p>4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47399.2" calcext:value-type="float">
            <text:p><text:s/>2,747,399 <text:s/></text:p>
          </table:table-cell>
          <table:table-cell table:style-name="ce68" table:number-columns-repeated="2"/>
          <table:table-cell table:style-name="ce85" office:value-type="float" office:value="5" calcext:value-type="float">
            <text:p>5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736262.733166737" calcext:value-type="float">
            <text:p><text:s/>-736,263 <text:s/></text:p>
          </table:table-cell>
          <table:table-cell table:style-name="ce68" table:number-columns-repeated="2"/>
          <table:table-cell table:style-name="ce85" office:value-type="float" office:value="6" calcext:value-type="float">
            <text:p>6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00906.2" calcext:value-type="float">
            <text:p><text:s/>100,906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11272826.512084" calcext:value-type="float">
            <text:p><text:s/>111,272,827 <text:s/></text:p>
          </table:table-cell>
          <table:table-cell table:style-name="ce69" table:number-columns-repeated="2"/>
          <table:table-cell table:style-name="ce86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603142.4441962" calcext:value-type="float">
            <text:p><text:s/>22,603,142 <text:s/></text:p>
          </table:table-cell>
          <table:table-cell table:style-name="ce68" table:number-columns-repeated="2"/>
          <table:table-cell table:style-name="ce84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4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647112.946796288" calcext:value-type="float">
            <text:p><text:s/>647,113 <text:s/></text:p>
          </table:table-cell>
          <table:table-cell table:style-name="ce69" table:number-columns-repeated="2"/>
          <table:table-cell table:style-name="ce86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6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1831875.669176" calcext:value-type="float">
            <text:p><text:s/>111,831,876 <text:s/></text:p>
          </table:table-cell>
          <table:table-cell table:style-name="ce68" table:number-columns-repeated="2"/>
          <table:table-cell table:style-name="ce85" office:value-type="float" office:value="10" calcext:value-type="float">
            <text:p>10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146147.212556" calcext:value-type="float">
            <text:p><text:s/>6,146,147 <text:s/></text:p>
          </table:table-cell>
          <table:table-cell table:style-name="ce68" table:number-columns-repeated="2"/>
          <table:table-cell table:style-name="ce85" office:value-type="float" office:value="11" calcext:value-type="float">
            <text:p>11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95725.723" calcext:value-type="float">
            <text:p><text:s/>5,095,726 <text:s/></text:p>
          </table:table-cell>
          <table:table-cell table:style-name="ce68" table:number-columns-repeated="2"/>
          <table:table-cell table:style-name="ce85" office:value-type="float" office:value="12" calcext:value-type="float">
            <text:p>12</text:p>
          </table:table-cell>
          <table:table-cell table:style-name="ce98"/>
          <table:table-cell table:style-name="ce105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468472.6482389" calcext:value-type="float">
            <text:p><text:s/>45,468,473 <text:s/></text:p>
          </table:table-cell>
          <table:table-cell table:style-name="ce68" table:number-columns-repeated="2"/>
          <table:table-cell table:style-name="ce85" office:value-type="float" office:value="13" calcext:value-type="float">
            <text:p>13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4" calcext:value-type="float">
            <text:p>14</text:p>
          </table:table-cell>
          <table:table-cell table:style-name="ce98"/>
          <table:table-cell table:style-name="ce105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971099.1209071" calcext:value-type="float">
            <text:p><text:s/>44,971,099 <text:s/></text:p>
          </table:table-cell>
          <table:table-cell table:style-name="ce68" table:number-columns-repeated="2"/>
          <table:table-cell table:style-name="ce85" office:value-type="float" office:value="15" calcext:value-type="float">
            <text:p>15</text:p>
          </table:table-cell>
          <table:table-cell table:style-name="ce98"/>
          <table:table-cell table:style-name="ce105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3128.9446394" calcext:value-type="float">
            <text:p><text:s/>93,129 <text:s/></text:p>
          </table:table-cell>
          <table:table-cell table:style-name="ce68" table:number-columns-repeated="2"/>
          <table:table-cell table:style-name="ce85" office:value-type="float" office:value="16" calcext:value-type="float">
            <text:p>16</text:p>
          </table:table-cell>
          <table:table-cell table:style-name="ce98"/>
          <table:table-cell table:style-name="ce105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53896.7455" calcext:value-type="float">
            <text:p><text:s/>753,897 <text:s/></text:p>
          </table:table-cell>
          <table:table-cell table:style-name="ce68" table:number-columns-repeated="2"/>
          <table:table-cell table:style-name="ce85" office:value-type="float" office:value="17" calcext:value-type="float">
            <text:p>17</text:p>
          </table:table-cell>
          <table:table-cell table:style-name="ce98"/>
          <table:table-cell table:style-name="ce105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9303405.27433456" calcext:value-type="float">
            <text:p><text:s/>9,303,405 <text:s/></text:p>
          </table:table-cell>
          <table:table-cell table:style-name="ce69"/>
          <table:table-cell table:style-name="ce76"/>
          <table:table-cell table:style-name="ce85" office:value-type="float" office:value="18" calcext:value-type="float">
            <text:p>18</text:p>
          </table:table-cell>
          <table:table-cell table:style-name="ce98"/>
          <table:table-cell table:style-name="ce105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95491.9734" calcext:value-type="float">
            <text:p><text:s/>1,595,492 <text:s/></text:p>
          </table:table-cell>
          <table:table-cell table:style-name="ce42" office:value-type="float" office:value="102563396.535121" calcext:value-type="float">
            <text:p><text:s/>102,563,397 <text:s/></text:p>
          </table:table-cell>
          <table:table-cell table:style-name="ce68" table:number-columns-repeated="2"/>
          <table:table-cell table:style-name="ce84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4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95491.9734" calcext:value-type="float">
            <text:p><text:s/>1,595,492 <text:s/></text:p>
          </table:table-cell>
          <table:table-cell table:style-name="ce42" office:value-type="float" office:value="79455930.3535509" calcext:value-type="float">
            <text:p><text:s/>79,455,930 <text:s/></text:p>
          </table:table-cell>
          <table:table-cell table:style-name="ce68" table:number-columns-repeated="2"/>
          <table:table-cell table:style-name="ce85" office:value-type="float" office:value="20" calcext:value-type="float">
            <text:p>20</text:p>
          </table:table-cell>
          <table:table-cell table:style-name="ce98"/>
          <table:table-cell table:style-name="ce105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3107466.1815696" calcext:value-type="float">
            <text:p><text:s/>23,107,466 <text:s/></text:p>
          </table:table-cell>
          <table:table-cell table:style-name="ce69" table:number-columns-repeated="2"/>
          <table:table-cell table:style-name="ce86" office:value-type="float" office:value="21" calcext:value-type="float">
            <text:p>21</text:p>
          </table:table-cell>
          <table:table-cell table:style-name="ce40"/>
          <table:table-cell table:style-name="ce106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04484.19726" calcext:value-type="float">
            <text:p><text:s/>404,484 <text:s/></text:p>
          </table:table-cell>
          <table:table-cell table:style-name="ce42" office:value-type="float" office:value="6436370.72757682" calcext:value-type="float">
            <text:p><text:s/>6,436,371 <text:s/></text:p>
          </table:table-cell>
          <table:table-cell table:style-name="ce68" table:number-columns-repeated="2"/>
          <table:table-cell table:style-name="ce85" office:value-type="float" office:value="22" calcext:value-type="float">
            <text:p>22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79.992538" calcext:value-type="float">
            <text:p><text:s/>1,580 <text:s/></text:p>
          </table:table-cell>
          <table:table-cell table:style-name="ce68" table:number-columns-repeated="2"/>
          <table:table-cell table:style-name="ce85" office:value-type="float" office:value="23" calcext:value-type="float">
            <text:p>23</text:p>
          </table:table-cell>
          <table:table-cell table:style-name="ce98"/>
          <table:table-cell table:style-name="ce105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86699.8033" calcext:value-type="float">
            <text:p><text:s/>586,700 <text:s/></text:p>
          </table:table-cell>
          <table:table-cell table:style-name="ce68" table:number-columns-repeated="2"/>
          <table:table-cell table:style-name="ce85" office:value-type="float" office:value="24" calcext:value-type="float">
            <text:p>24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29220.2238" calcext:value-type="float">
            <text:p><text:s/>629,220 <text:s/></text:p>
          </table:table-cell>
          <table:table-cell table:style-name="ce68" table:number-columns-repeated="2"/>
          <table:table-cell table:style-name="ce85" office:value-type="float" office:value="25" calcext:value-type="float">
            <text:p>25</text:p>
          </table:table-cell>
          <table:table-cell table:style-name="ce98"/>
          <table:table-cell table:style-name="ce105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07.044504" calcext:value-type="float">
            <text:p><text:s/>1,607 <text:s/></text:p>
          </table:table-cell>
          <table:table-cell table:style-name="ce68" table:number-columns-repeated="2"/>
          <table:table-cell table:style-name="ce85" office:value-type="float" office:value="26" calcext:value-type="float">
            <text:p>26</text:p>
          </table:table-cell>
          <table:table-cell table:style-name="ce98"/>
          <table:table-cell table:style-name="ce105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04483.89566" calcext:value-type="float">
            <text:p><text:s/>404,484 <text:s/></text:p>
          </table:table-cell>
          <table:table-cell table:style-name="ce42" office:value-type="float" office:value="3848446.65337868" calcext:value-type="float">
            <text:p><text:s/>3,848,447 <text:s/></text:p>
          </table:table-cell>
          <table:table-cell table:style-name="ce68" table:number-columns-repeated="2"/>
          <table:table-cell table:style-name="ce85" office:value-type="float" office:value="27" calcext:value-type="float">
            <text:p>27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00762.999464" calcext:value-type="float">
            <text:p><text:s/>800,763 <text:s/></text:p>
          </table:table-cell>
          <table:table-cell table:style-name="ce68" table:number-columns-repeated="2"/>
          <table:table-cell table:style-name="ce85" office:value-type="float" office:value="28" calcext:value-type="float">
            <text:p>28</text:p>
          </table:table-cell>
          <table:table-cell table:style-name="ce98"/>
          <table:table-cell table:style-name="ce105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6081.384" calcext:value-type="float">
            <text:p><text:s/>326,081 <text:s/></text:p>
          </table:table-cell>
          <table:table-cell table:style-name="ce68" table:number-columns-repeated="2"/>
          <table:table-cell table:style-name="ce85" office:value-type="float" office:value="29" calcext:value-type="float">
            <text:p>29</text:p>
          </table:table-cell>
          <table:table-cell table:style-name="ce98"/>
          <table:table-cell table:style-name="ce105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0.3016" calcext:value-type="float">
            <text:p><text:s/>0 <text:s/></text:p>
          </table:table-cell>
          <table:table-cell table:style-name="ce42" office:value-type="float" office:value="199653.848936" calcext:value-type="float">
            <text:p><text:s/>199,654 <text:s/></text:p>
          </table:table-cell>
          <table:table-cell table:style-name="ce68" table:number-columns-repeated="2"/>
          <table:table-cell table:style-name="ce85" office:value-type="float" office:value="30" calcext:value-type="float">
            <text:p>30</text:p>
          </table:table-cell>
          <table:table-cell table:style-name="ce98"/>
          <table:table-cell table:style-name="ce105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2318.7776561315" calcext:value-type="float">
            <text:p><text:s/>42,319 <text:s/></text:p>
          </table:table-cell>
          <table:table-cell table:style-name="ce69" table:number-columns-repeated="2"/>
          <table:table-cell table:style-name="ce86" office:value-type="float" office:value="31" calcext:value-type="float">
            <text:p>31</text:p>
          </table:table-cell>
          <table:table-cell table:style-name="ce40"/>
          <table:table-cell table:style-name="ce106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823657.637378" calcext:value-type="float">
            <text:p><text:s/>823,658 <text:s/></text:p>
          </table:table-cell>
          <table:table-cell table:style-name="ce70" table:number-columns-repeated="2"/>
          <table:table-cell table:style-name="ce87" office:value-type="float" office:value="32" calcext:value-type="float">
            <text:p>32</text:p>
          </table:table-cell>
          <table:table-cell table:style-name="ce99" office:value-type="string" calcext:value-type="string">
            <text:p>-</text:p>
          </table:table-cell>
          <table:table-cell table:style-name="ce107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00906.2" calcext:value-type="float">
            <text:p><text:s/>100,906 <text:s/></text:p>
          </table:table-cell>
          <table:table-cell table:style-name="ce44" office:value-type="float" office:value="1191007.77614" calcext:value-type="float">
            <text:p><text:s/>1,191,008 <text:s/></text:p>
          </table:table-cell>
          <table:table-cell table:style-name="ce44" office:value-type="float" office:value="71494063.6220818" calcext:value-type="float">
            <text:p><text:s/>71,494,064 <text:s/></text:p>
          </table:table-cell>
          <table:table-cell table:style-name="ce69" table:number-columns-repeated="2"/>
          <table:table-cell table:style-name="ce86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00906.2" calcext:value-type="float">
            <text:p><text:s/>100,906 <text:s/></text:p>
          </table:table-cell>
          <table:table-cell table:style-name="ce44" office:value-type="float" office:value="1191007.77614" calcext:value-type="float">
            <text:p><text:s/>1,191,008 <text:s/></text:p>
          </table:table-cell>
          <table:table-cell table:style-name="ce44" office:value-type="float" office:value="48446872.0530859" calcext:value-type="float">
            <text:p><text:s/>48,446,872 <text:s/></text:p>
          </table:table-cell>
          <table:table-cell table:style-name="ce70" table:number-columns-repeated="2"/>
          <table:table-cell table:style-name="ce87" office:value-type="float" office:value="34" calcext:value-type="float">
            <text:p>34</text:p>
          </table:table-cell>
          <table:table-cell table:style-name="ce99"/>
          <table:table-cell table:style-name="ce107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91007.77614" calcext:value-type="float">
            <text:p><text:s/>1,191,008 <text:s/></text:p>
          </table:table-cell>
          <table:table-cell table:style-name="ce42" office:value-type="float" office:value="23938061.6308263" calcext:value-type="float">
            <text:p><text:s/>23,938,062 <text:s/></text:p>
          </table:table-cell>
          <table:table-cell table:style-name="ce68" table:number-columns-repeated="2"/>
          <table:table-cell table:style-name="ce85" office:value-type="float" office:value="35" calcext:value-type="float">
            <text:p>35</text:p>
          </table:table-cell>
          <table:table-cell table:style-name="ce98"/>
          <table:table-cell table:style-name="ce105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7565.691616" calcext:value-type="float">
            <text:p><text:s/>67,566 <text:s/></text:p>
          </table:table-cell>
          <table:table-cell table:style-name="ce68" table:number-columns-repeated="2"/>
          <table:table-cell table:style-name="ce85" office:value-type="float" office:value="36" calcext:value-type="float">
            <text:p>36</text:p>
          </table:table-cell>
          <table:table-cell table:style-name="ce98"/>
          <table:table-cell table:style-name="ce105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720.9502666667" calcext:value-type="float">
            <text:p><text:s/>15,721 <text:s/></text:p>
          </table:table-cell>
          <table:table-cell table:style-name="ce42" office:value-type="float" office:value="706329.698983857" calcext:value-type="float">
            <text:p><text:s/>706,330 <text:s/></text:p>
          </table:table-cell>
          <table:table-cell table:style-name="ce68" table:number-columns-repeated="2"/>
          <table:table-cell table:style-name="ce85" office:value-type="float" office:value="37" calcext:value-type="float">
            <text:p>37</text:p>
          </table:table-cell>
          <table:table-cell table:style-name="ce98"/>
          <table:table-cell table:style-name="ce105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0599.7583333333" calcext:value-type="float">
            <text:p><text:s/>40,600 <text:s/></text:p>
          </table:table-cell>
          <table:table-cell table:style-name="ce42" office:value-type="float" office:value="1104579.61182659" calcext:value-type="float">
            <text:p><text:s/>1,104,580 <text:s/></text:p>
          </table:table-cell>
          <table:table-cell table:style-name="ce68" table:number-columns-repeated="2"/>
          <table:table-cell table:style-name="ce85" office:value-type="float" office:value="38" calcext:value-type="float">
            <text:p>38</text:p>
          </table:table-cell>
          <table:table-cell table:style-name="ce98"/>
          <table:table-cell table:style-name="ce105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639.647607" calcext:value-type="float">
            <text:p><text:s/>35,640 <text:s/></text:p>
          </table:table-cell>
          <table:table-cell table:style-name="ce68" table:number-columns-repeated="2"/>
          <table:table-cell table:style-name="ce85" office:value-type="float" office:value="39" calcext:value-type="float">
            <text:p>39</text:p>
          </table:table-cell>
          <table:table-cell table:style-name="ce98"/>
          <table:table-cell table:style-name="ce105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471.904771" calcext:value-type="float">
            <text:p><text:s/>41,472 <text:s/></text:p>
          </table:table-cell>
          <table:table-cell table:style-name="ce68" table:number-columns-repeated="2"/>
          <table:table-cell table:style-name="ce85" office:value-type="float" office:value="40" calcext:value-type="float">
            <text:p>40</text:p>
          </table:table-cell>
          <table:table-cell table:style-name="ce98"/>
          <table:table-cell table:style-name="ce105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997.5426" calcext:value-type="float">
            <text:p><text:s/>15,998 <text:s/></text:p>
          </table:table-cell>
          <table:table-cell table:style-name="ce42" office:value-type="float" office:value="953199.685097155" calcext:value-type="float">
            <text:p><text:s/>953,200 <text:s/></text:p>
          </table:table-cell>
          <table:table-cell table:style-name="ce68" table:number-columns-repeated="2"/>
          <table:table-cell table:style-name="ce85" office:value-type="float" office:value="41" calcext:value-type="float">
            <text:p>41</text:p>
          </table:table-cell>
          <table:table-cell table:style-name="ce98"/>
          <table:table-cell table:style-name="ce105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7263.705611" calcext:value-type="float">
            <text:p><text:s/>57,264 <text:s/></text:p>
          </table:table-cell>
          <table:table-cell table:style-name="ce68" table:number-columns-repeated="2"/>
          <table:table-cell table:style-name="ce85" office:value-type="float" office:value="42" calcext:value-type="float">
            <text:p>42</text:p>
          </table:table-cell>
          <table:table-cell table:style-name="ce98"/>
          <table:table-cell table:style-name="ce105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58083.57044" calcext:value-type="float">
            <text:p><text:s/>1,058,084 <text:s/></text:p>
          </table:table-cell>
          <table:table-cell table:style-name="ce42" office:value-type="float" office:value="6864460.86290872" calcext:value-type="float">
            <text:p><text:s/>6,864,461 <text:s/></text:p>
          </table:table-cell>
          <table:table-cell table:style-name="ce68" table:number-columns-repeated="2"/>
          <table:table-cell table:style-name="ce85" office:value-type="float" office:value="43" calcext:value-type="float">
            <text:p>43</text:p>
          </table:table-cell>
          <table:table-cell table:style-name="ce98"/>
          <table:table-cell table:style-name="ce105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58083.57044" calcext:value-type="float">
            <text:p><text:s/>1,058,084 <text:s/></text:p>
          </table:table-cell>
          <table:table-cell table:style-name="ce42" office:value-type="float" office:value="4965034.74966733" calcext:value-type="float">
            <text:p><text:s/>4,965,035 <text:s/></text:p>
          </table:table-cell>
          <table:table-cell table:style-name="ce68" table:number-columns-repeated="2"/>
          <table:table-cell table:style-name="ce85" office:value-type="float" office:value="44" calcext:value-type="float">
            <text:p>44</text:p>
          </table:table-cell>
          <table:table-cell table:style-name="ce98"/>
          <table:table-cell table:style-name="ce105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0827.26658" calcext:value-type="float">
            <text:p>( 10,827 <text:s/>)</text:p>
          </table:table-cell>
          <table:table-cell table:style-name="ce45" office:value-type="float" office:value="517075.6686102" calcext:value-type="float">
            <text:p>( 517,076 <text:s/>)</text:p>
          </table:table-cell>
          <table:table-cell table:style-name="ce71"/>
          <table:table-cell table:style-name="ce68"/>
          <table:table-cell table:style-name="ce85" office:value-type="float" office:value="45" calcext:value-type="float">
            <text:p>45</text:p>
          </table:table-cell>
          <table:table-cell table:style-name="ce98"/>
          <table:table-cell table:style-name="ce105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047256.30386" calcext:value-type="float">
            <text:p>( 1,047,256 <text:s/>)</text:p>
          </table:table-cell>
          <table:table-cell table:style-name="ce45" office:value-type="float" office:value="4298180.24910713" calcext:value-type="float">
            <text:p>( 4,298,180 <text:s/>)</text:p>
          </table:table-cell>
          <table:table-cell table:style-name="ce71"/>
          <table:table-cell table:style-name="ce68"/>
          <table:table-cell table:style-name="ce85" office:value-type="float" office:value="46" calcext:value-type="float">
            <text:p>46</text:p>
          </table:table-cell>
          <table:table-cell table:style-name="ce98"/>
          <table:table-cell table:style-name="ce105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5" office:value-type="float" office:value="47" calcext:value-type="float">
            <text:p>47</text:p>
          </table:table-cell>
          <table:table-cell table:style-name="ce98"/>
          <table:table-cell table:style-name="ce105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97020.88147816" calcext:value-type="float">
            <text:p><text:s/>1,297,021 <text:s/></text:p>
          </table:table-cell>
          <table:table-cell table:style-name="ce68" table:number-columns-repeated="2"/>
          <table:table-cell table:style-name="ce85" office:value-type="float" office:value="48" calcext:value-type="float">
            <text:p>48</text:p>
          </table:table-cell>
          <table:table-cell table:style-name="ce98"/>
          <table:table-cell table:style-name="ce105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0817.257131232" calcext:value-type="float">
            <text:p><text:s/>450,817 <text:s/></text:p>
          </table:table-cell>
          <table:table-cell table:style-name="ce68" table:number-columns-repeated="2"/>
          <table:table-cell table:style-name="ce85" office:value-type="float" office:value="49" calcext:value-type="float">
            <text:p>49</text:p>
          </table:table-cell>
          <table:table-cell table:style-name="ce98"/>
          <table:table-cell table:style-name="ce105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51587.974632" calcext:value-type="float">
            <text:p><text:s/>151,588 <text:s/></text:p>
          </table:table-cell>
          <table:table-cell table:style-name="ce72"/>
          <table:table-cell table:style-name="ce77"/>
          <table:table-cell table:style-name="ce88" office:value-type="float" office:value="50" calcext:value-type="float">
            <text:p>50</text:p>
          </table:table-cell>
          <table:table-cell table:style-name="ce100"/>
          <table:table-cell table:style-name="ce108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0804.630144" calcext:value-type="float">
            <text:p><text:s/>430,805 <text:s/></text:p>
          </table:table-cell>
          <table:table-cell table:style-name="ce68"/>
          <table:table-cell table:style-name="ce78"/>
          <table:table-cell table:style-name="ce89" office:value-type="float" office:value="51" calcext:value-type="float">
            <text:p>51</text:p>
          </table:table-cell>
          <table:table-cell table:style-name="ce98"/>
          <table:table-cell table:style-name="ce105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4157.655943" calcext:value-type="float">
            <text:p><text:s/>194,158 <text:s/></text:p>
          </table:table-cell>
          <table:table-cell table:style-name="ce68"/>
          <table:table-cell table:style-name="ce78"/>
          <table:table-cell table:style-name="ce89" office:value-type="float" office:value="52" calcext:value-type="float">
            <text:p>52</text:p>
          </table:table-cell>
          <table:table-cell table:style-name="ce98"/>
          <table:table-cell table:style-name="ce105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641621.030342" calcext:value-type="float">
            <text:p><text:s/>641,621 <text:s/></text:p>
          </table:table-cell>
          <table:table-cell table:style-name="ce72"/>
          <table:table-cell table:style-name="ce77"/>
          <table:table-cell table:style-name="ce88" office:value-type="float" office:value="53" calcext:value-type="float">
            <text:p>53</text:p>
          </table:table-cell>
          <table:table-cell table:style-name="ce100"/>
          <table:table-cell table:style-name="ce108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93016.089545" calcext:value-type="float">
            <text:p><text:s/>2,193,016 <text:s/></text:p>
          </table:table-cell>
          <table:table-cell table:style-name="ce68"/>
          <table:table-cell table:style-name="ce78"/>
          <table:table-cell table:style-name="ce89" office:value-type="float" office:value="54" calcext:value-type="float">
            <text:p>54</text:p>
          </table:table-cell>
          <table:table-cell table:style-name="ce98"/>
          <table:table-cell table:style-name="ce105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04087.40928" calcext:value-type="float">
            <text:p><text:s/>1,204,087 <text:s/></text:p>
          </table:table-cell>
          <table:table-cell table:style-name="ce68"/>
          <table:table-cell table:style-name="ce78"/>
          <table:table-cell table:style-name="ce89" office:value-type="float" office:value="55" calcext:value-type="float">
            <text:p>55</text:p>
          </table:table-cell>
          <table:table-cell table:style-name="ce98"/>
          <table:table-cell table:style-name="ce105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88928.680265" calcext:value-type="float">
            <text:p><text:s/>988,929 <text:s/></text:p>
          </table:table-cell>
          <table:table-cell table:style-name="ce68"/>
          <table:table-cell table:style-name="ce78"/>
          <table:table-cell table:style-name="ce89" office:value-type="float" office:value="56" calcext:value-type="float">
            <text:p>56</text:p>
          </table:table-cell>
          <table:table-cell table:style-name="ce98"/>
          <table:table-cell table:style-name="ce105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01879.200406" calcext:value-type="float">
            <text:p>( 101,879 <text:s/>)</text:p>
          </table:table-cell>
          <table:table-cell table:style-name="ce71"/>
          <table:table-cell table:style-name="ce78"/>
          <table:table-cell table:style-name="ce89" office:value-type="float" office:value="57" calcext:value-type="float">
            <text:p>57</text:p>
          </table:table-cell>
          <table:table-cell table:style-name="ce98"/>
          <table:table-cell table:style-name="ce105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272040.524765" calcext:value-type="float">
            <text:p>( 272,041 <text:s/>)</text:p>
          </table:table-cell>
          <table:table-cell table:style-name="ce73"/>
          <table:table-cell table:style-name="ce77"/>
          <table:table-cell table:style-name="ce88" office:value-type="float" office:value="58" calcext:value-type="float">
            <text:p>58</text:p>
          </table:table-cell>
          <table:table-cell table:style-name="ce100"/>
          <table:table-cell table:style-name="ce108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015.1481" calcext:value-type="float">
            <text:p><text:s/>6,015 <text:s/></text:p>
          </table:table-cell>
          <table:table-cell table:style-name="ce42" office:value-type="float" office:value="3766523.91552967" calcext:value-type="float">
            <text:p><text:s/>3,766,524 <text:s/></text:p>
          </table:table-cell>
          <table:table-cell table:style-name="ce68"/>
          <table:table-cell table:style-name="ce78"/>
          <table:table-cell table:style-name="ce89" office:value-type="float" office:value="59" calcext:value-type="float">
            <text:p>59</text:p>
          </table:table-cell>
          <table:table-cell table:style-name="ce98"/>
          <table:table-cell table:style-name="ce105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09.08886" calcext:value-type="float">
            <text:p><text:s/>3,609 <text:s/></text:p>
          </table:table-cell>
          <table:table-cell table:style-name="ce42" office:value-type="float" office:value="3554981.89546967" calcext:value-type="float">
            <text:p><text:s/>3,554,982 <text:s/></text:p>
          </table:table-cell>
          <table:table-cell table:style-name="ce68"/>
          <table:table-cell table:style-name="ce78"/>
          <table:table-cell table:style-name="ce89" office:value-type="float" office:value="60" calcext:value-type="float">
            <text:p>60</text:p>
          </table:table-cell>
          <table:table-cell table:style-name="ce98"/>
          <table:table-cell table:style-name="ce105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06.05924" calcext:value-type="float">
            <text:p><text:s/>2,406 <text:s/></text:p>
          </table:table-cell>
          <table:table-cell table:style-name="ce42" office:value-type="float" office:value="211542.02006" calcext:value-type="float">
            <text:p><text:s/>211,542 <text:s/></text:p>
          </table:table-cell>
          <table:table-cell table:style-name="ce68"/>
          <table:table-cell table:style-name="ce78"/>
          <table:table-cell table:style-name="ce89" office:value-type="float" office:value="61" calcext:value-type="float">
            <text:p>61</text:p>
          </table:table-cell>
          <table:table-cell table:style-name="ce98"/>
          <table:table-cell table:style-name="ce105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2406.05924" calcext:value-type="float">
            <text:p>( 2,406 <text:s/>)</text:p>
          </table:table-cell>
          <table:table-cell table:style-name="ce45" office:value-type="float" office:value="117395.247827" calcext:value-type="float">
            <text:p>( 117,395 <text:s/>)</text:p>
          </table:table-cell>
          <table:table-cell table:style-name="ce71"/>
          <table:table-cell table:style-name="ce78"/>
          <table:table-cell table:style-name="ce89" office:value-type="float" office:value="62" calcext:value-type="float">
            <text:p>62</text:p>
          </table:table-cell>
          <table:table-cell table:style-name="ce98"/>
          <table:table-cell table:style-name="ce105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04748.537119" calcext:value-type="float">
            <text:p><text:s/>804,749 <text:s/></text:p>
          </table:table-cell>
          <table:table-cell table:style-name="ce68"/>
          <table:table-cell table:style-name="ce78"/>
          <table:table-cell table:style-name="ce89" office:value-type="float" office:value="63" calcext:value-type="float">
            <text:p>63</text:p>
          </table:table-cell>
          <table:table-cell table:style-name="ce98"/>
          <table:table-cell table:style-name="ce105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203151.389747" calcext:value-type="float">
            <text:p><text:s/>203,151 <text:s/></text:p>
          </table:table-cell>
          <table:table-cell table:style-name="ce72"/>
          <table:table-cell table:style-name="ce77"/>
          <table:table-cell table:style-name="ce88" office:value-type="float" office:value="64" calcext:value-type="float">
            <text:p>64</text:p>
          </table:table-cell>
          <table:table-cell table:style-name="ce100"/>
          <table:table-cell table:style-name="ce108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590.8064" calcext:value-type="float">
            <text:p><text:s/>54,591 <text:s/></text:p>
          </table:table-cell>
          <table:table-cell table:style-name="ce42" office:value-type="float" office:value="4518193.38227419" calcext:value-type="float">
            <text:p><text:s/>4,518,193 <text:s/></text:p>
          </table:table-cell>
          <table:table-cell table:style-name="ce68"/>
          <table:table-cell table:style-name="ce78"/>
          <table:table-cell table:style-name="ce89" office:value-type="float" office:value="65" calcext:value-type="float">
            <text:p>65</text:p>
          </table:table-cell>
          <table:table-cell table:style-name="ce98"/>
          <table:table-cell table:style-name="ce105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54590.8064" calcext:value-type="float">
            <text:p>( 54,591 <text:s/>)</text:p>
          </table:table-cell>
          <table:table-cell table:style-name="ce45" office:value-type="float" office:value="2937795.275766" calcext:value-type="float">
            <text:p>( 2,937,795 <text:s/>)</text:p>
          </table:table-cell>
          <table:table-cell table:style-name="ce71"/>
          <table:table-cell table:style-name="ce68"/>
          <table:table-cell table:style-name="ce85" office:value-type="float" office:value="66" calcext:value-type="float">
            <text:p>66</text:p>
          </table:table-cell>
          <table:table-cell table:style-name="ce98"/>
          <table:table-cell table:style-name="ce105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5258.866539" calcext:value-type="float">
            <text:p><text:s/>275,259 <text:s/></text:p>
          </table:table-cell>
          <table:table-cell table:style-name="ce68" table:number-columns-repeated="2"/>
          <table:table-cell table:style-name="ce85" office:value-type="float" office:value="67" calcext:value-type="float">
            <text:p>67</text:p>
          </table:table-cell>
          <table:table-cell table:style-name="ce98"/>
          <table:table-cell table:style-name="ce105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8685.117384" calcext:value-type="float">
            <text:p><text:s/>138,685 <text:s/></text:p>
          </table:table-cell>
          <table:table-cell table:style-name="ce68" table:number-columns-repeated="2"/>
          <table:table-cell table:style-name="ce85" office:value-type="float" office:value="68" calcext:value-type="float">
            <text:p>68</text:p>
          </table:table-cell>
          <table:table-cell table:style-name="ce98"/>
          <table:table-cell table:style-name="ce105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9257.401551" calcext:value-type="float">
            <text:p><text:s/>279,257 <text:s/></text:p>
          </table:table-cell>
          <table:table-cell table:style-name="ce68" table:number-columns-repeated="2"/>
          <table:table-cell table:style-name="ce85" office:value-type="float" office:value="69" calcext:value-type="float">
            <text:p>69</text:p>
          </table:table-cell>
          <table:table-cell table:style-name="ce98"/>
          <table:table-cell table:style-name="ce105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8669.571954148" calcext:value-type="float">
            <text:p><text:s/>468,670 <text:s/></text:p>
          </table:table-cell>
          <table:table-cell table:style-name="ce68" table:number-columns-repeated="2"/>
          <table:table-cell table:style-name="ce85" office:value-type="float" office:value="70" calcext:value-type="float">
            <text:p>70</text:p>
          </table:table-cell>
          <table:table-cell table:style-name="ce98"/>
          <table:table-cell table:style-name="ce105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2719.644805" calcext:value-type="float">
            <text:p><text:s/>102,720 <text:s/></text:p>
          </table:table-cell>
          <table:table-cell table:style-name="ce68" table:number-columns-repeated="2"/>
          <table:table-cell table:style-name="ce85" office:value-type="float" office:value="71" calcext:value-type="float">
            <text:p>71</text:p>
          </table:table-cell>
          <table:table-cell table:style-name="ce98"/>
          <table:table-cell table:style-name="ce105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90743.589528" calcext:value-type="float">
            <text:p><text:s/>90,744 <text:s/></text:p>
          </table:table-cell>
          <table:table-cell table:style-name="ce69" table:number-columns-repeated="2"/>
          <table:table-cell table:style-name="ce86" office:value-type="float" office:value="72" calcext:value-type="float">
            <text:p>72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451788.7139855" calcext:value-type="float">
            <text:p><text:s/>12,451,789 <text:s/></text:p>
          </table:table-cell>
          <table:table-cell table:style-name="ce68" table:number-columns-repeated="2"/>
          <table:table-cell table:style-name="ce84" office:value-type="float" office:value="73" calcext:value-type="float">
            <text:p>73</text:p>
          </table:table-cell>
          <table:table-cell table:style-name="ce37"/>
          <table:table-cell table:style-name="ce104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5856.8" calcext:value-type="float">
            <text:p><text:s/>95,857 <text:s/></text:p>
          </table:table-cell>
          <table:table-cell table:style-name="ce68" table:number-columns-repeated="2"/>
          <table:table-cell table:style-name="ce85" office:value-type="float" office:value="74" calcext:value-type="float">
            <text:p>74</text:p>
          </table:table-cell>
          <table:table-cell table:style-name="ce98"/>
          <table:table-cell table:style-name="ce105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054953.0146175" calcext:value-type="float">
            <text:p><text:s/>12,054,953 <text:s/></text:p>
          </table:table-cell>
          <table:table-cell table:style-name="ce68" table:number-columns-repeated="2"/>
          <table:table-cell table:style-name="ce85" office:value-type="float" office:value="75" calcext:value-type="float">
            <text:p>75</text:p>
          </table:table-cell>
          <table:table-cell table:style-name="ce98"/>
          <table:table-cell table:style-name="ce105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5509.583348" calcext:value-type="float">
            <text:p><text:s/>135,510 <text:s/></text:p>
          </table:table-cell>
          <table:table-cell table:style-name="ce68" table:number-columns-repeated="2"/>
          <table:table-cell table:style-name="ce85" office:value-type="float" office:value="76" calcext:value-type="float">
            <text:p>76</text:p>
          </table:table-cell>
          <table:table-cell table:style-name="ce98"/>
          <table:table-cell table:style-name="ce105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35.51602" calcext:value-type="float">
            <text:p><text:s/>3,336 <text:s/></text:p>
          </table:table-cell>
          <table:table-cell table:style-name="ce68" table:number-columns-repeated="2"/>
          <table:table-cell table:style-name="ce85" office:value-type="float" office:value="77" calcext:value-type="float">
            <text:p>77</text:p>
          </table:table-cell>
          <table:table-cell table:style-name="ce98"/>
          <table:table-cell table:style-name="ce105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2133.8" calcext:value-type="float">
            <text:p><text:s/>162,134 <text:s/></text:p>
          </table:table-cell>
          <table:table-cell table:style-name="ce68" table:number-columns-repeated="2"/>
          <table:table-cell table:style-name="ce85" office:value-type="float" office:value="78" calcext:value-type="float">
            <text:p>78</text:p>
          </table:table-cell>
          <table:table-cell table:style-name="ce98"/>
          <table:table-cell table:style-name="ce105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9" calcext:value-type="float">
            <text:p>79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63496.166613" calcext:value-type="float">
            <text:p><text:s/>663,496 <text:s/></text:p>
          </table:table-cell>
          <table:table-cell table:style-name="ce68" table:number-columns-repeated="2"/>
          <table:table-cell table:style-name="ce84" office:value-type="float" office:value="80" calcext:value-type="float">
            <text:p>80</text:p>
          </table:table-cell>
          <table:table-cell table:style-name="ce37"/>
          <table:table-cell table:style-name="ce104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2077.080369" calcext:value-type="float">
            <text:p><text:s/>242,077 <text:s/></text:p>
          </table:table-cell>
          <table:table-cell table:style-name="ce68" table:number-columns-repeated="2"/>
          <table:table-cell table:style-name="ce85" office:value-type="float" office:value="81" calcext:value-type="float">
            <text:p>81</text:p>
          </table:table-cell>
          <table:table-cell table:style-name="ce98"/>
          <table:table-cell table:style-name="ce105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21419.086244" calcext:value-type="float">
            <text:p><text:s/>421,419 <text:s/></text:p>
          </table:table-cell>
          <table:table-cell table:style-name="ce69" table:number-columns-repeated="2"/>
          <table:table-cell table:style-name="ce86" office:value-type="float" office:value="82" calcext:value-type="float">
            <text:p>82</text:p>
          </table:table-cell>
          <table:table-cell table:style-name="ce40"/>
          <table:table-cell table:style-name="ce106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027.186" calcext:value-type="float">
            <text:p><text:s/>3,02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35269.69053452" calcext:value-type="float">
            <text:p><text:s/>5,435,270 <text:s/></text:p>
          </table:table-cell>
          <table:table-cell table:style-name="ce68" table:number-columns-repeated="2"/>
          <table:table-cell table:style-name="ce85" office:value-type="float" office:value="83" calcext:value-type="float">
            <text:p>83</text:p>
          </table:table-cell>
          <table:table-cell table:style-name="ce98"/>
          <table:table-cell table:style-name="ce105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3473.932802" calcext:value-type="float">
            <text:p><text:s/>453,474 <text:s/></text:p>
          </table:table-cell>
          <table:table-cell table:style-name="ce68" table:number-columns-repeated="2"/>
          <table:table-cell table:style-name="ce85" office:value-type="float" office:value="84" calcext:value-type="float">
            <text:p>84</text:p>
          </table:table-cell>
          <table:table-cell table:style-name="ce98"/>
          <table:table-cell table:style-name="ce105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42908.73208552" calcext:value-type="float">
            <text:p><text:s/>1,042,909 <text:s/></text:p>
          </table:table-cell>
          <table:table-cell table:style-name="ce68" table:number-columns-repeated="2"/>
          <table:table-cell table:style-name="ce85" office:value-type="float" office:value="85" calcext:value-type="float">
            <text:p>85</text:p>
          </table:table-cell>
          <table:table-cell table:style-name="ce98"/>
          <table:table-cell table:style-name="ce105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3806.050274" calcext:value-type="float">
            <text:p><text:s/>133,806 <text:s/></text:p>
          </table:table-cell>
          <table:table-cell table:style-name="ce68" table:number-columns-repeated="2"/>
          <table:table-cell table:style-name="ce85" office:value-type="float" office:value="86" calcext:value-type="float">
            <text:p>86</text:p>
          </table:table-cell>
          <table:table-cell table:style-name="ce98"/>
          <table:table-cell table:style-name="ce105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2378.07719" calcext:value-type="float">
            <text:p><text:s/>82,378 <text:s/></text:p>
          </table:table-cell>
          <table:table-cell table:style-name="ce68" table:number-columns-repeated="2"/>
          <table:table-cell table:style-name="ce85" office:value-type="float" office:value="87" calcext:value-type="float">
            <text:p>87</text:p>
          </table:table-cell>
          <table:table-cell table:style-name="ce98"/>
          <table:table-cell table:style-name="ce105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8212.07347" calcext:value-type="float">
            <text:p><text:s/>128,212 <text:s/></text:p>
          </table:table-cell>
          <table:table-cell table:style-name="ce68" table:number-columns-repeated="2"/>
          <table:table-cell table:style-name="ce85" office:value-type="float" office:value="88" calcext:value-type="float">
            <text:p>88</text:p>
          </table:table-cell>
          <table:table-cell table:style-name="ce98"/>
          <table:table-cell table:style-name="ce105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9672.72419" calcext:value-type="float">
            <text:p><text:s/>89,673 <text:s/></text:p>
          </table:table-cell>
          <table:table-cell table:style-name="ce68" table:number-columns-repeated="2"/>
          <table:table-cell table:style-name="ce85" office:value-type="float" office:value="89" calcext:value-type="float">
            <text:p>89</text:p>
          </table:table-cell>
          <table:table-cell table:style-name="ce98"/>
          <table:table-cell table:style-name="ce105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2078.250976" calcext:value-type="float">
            <text:p><text:s/>132,078 <text:s/></text:p>
          </table:table-cell>
          <table:table-cell table:style-name="ce68" table:number-columns-repeated="2"/>
          <table:table-cell table:style-name="ce85" office:value-type="float" office:value="90" calcext:value-type="float">
            <text:p>90</text:p>
          </table:table-cell>
          <table:table-cell table:style-name="ce98"/>
          <table:table-cell table:style-name="ce105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68260.520552" calcext:value-type="float">
            <text:p><text:s/>768,261 <text:s/></text:p>
          </table:table-cell>
          <table:table-cell table:style-name="ce68" table:number-columns-repeated="2"/>
          <table:table-cell table:style-name="ce85" office:value-type="float" office:value="91" calcext:value-type="float">
            <text:p>91</text:p>
          </table:table-cell>
          <table:table-cell table:style-name="ce98"/>
          <table:table-cell table:style-name="ce105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3027.186" calcext:value-type="float">
            <text:p><text:s/>3,02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98352.388924" calcext:value-type="float">
            <text:p><text:s/>798,352 <text:s/></text:p>
          </table:table-cell>
          <table:table-cell table:style-name="ce68" table:number-columns-repeated="2"/>
          <table:table-cell table:style-name="ce85" office:value-type="float" office:value="92" calcext:value-type="float">
            <text:p>92</text:p>
          </table:table-cell>
          <table:table-cell table:style-name="ce98"/>
          <table:table-cell table:style-name="ce105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806126.940071" calcext:value-type="float">
            <text:p><text:s/>1,806,127 <text:s/></text:p>
          </table:table-cell>
          <table:table-cell table:style-name="ce69" table:number-columns-repeated="2"/>
          <table:table-cell table:style-name="ce86" office:value-type="float" office:value="93" calcext:value-type="float">
            <text:p>93</text:p>
          </table:table-cell>
          <table:table-cell table:style-name="ce40"/>
          <table:table-cell table:style-name="ce106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97879.014" calcext:value-type="float">
            <text:p><text:s/>97,879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5958255.85112658" calcext:value-type="float">
            <text:p><text:s/>5,958,256 <text:s/></text:p>
          </table:table-cell>
          <table:table-cell table:style-name="ce69" table:number-columns-repeated="2"/>
          <table:table-cell table:style-name="ce86" office:value-type="float" office:value="94" calcext:value-type="float">
            <text:p>94</text:p>
          </table:table-cell>
          <table:table-cell table:style-name="ce40"/>
          <table:table-cell table:style-name="ce106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047191.5689959" calcext:value-type="float">
            <text:p><text:s/>23,047,192 <text:s/></text:p>
          </table:table-cell>
          <table:table-cell table:style-name="ce68" table:number-columns-repeated="2"/>
          <table:table-cell table:style-name="ce84" office:value-type="float" office:value="95" calcext:value-type="float">
            <text:p>95</text:p>
          </table:table-cell>
          <table:table-cell table:style-name="ce37"/>
          <table:table-cell table:style-name="ce104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047191.5689959" calcext:value-type="float">
            <text:p><text:s/>23,047,192 <text:s/></text:p>
          </table:table-cell>
          <table:table-cell table:style-name="ce68" table:number-columns-repeated="2"/>
          <table:table-cell table:style-name="ce85" office:value-type="float" office:value="96" calcext:value-type="float">
            <text:p>96</text:p>
          </table:table-cell>
          <table:table-cell table:style-name="ce98"/>
          <table:table-cell table:style-name="ce105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9392585.395034" calcext:value-type="float">
            <text:p>( 19,392,585 <text:s/>)</text:p>
          </table:table-cell>
          <table:table-cell table:style-name="ce71"/>
          <table:table-cell table:style-name="ce68"/>
          <table:table-cell table:style-name="ce85" office:value-type="float" office:value="97" calcext:value-type="float">
            <text:p>97</text:p>
          </table:table-cell>
          <table:table-cell table:style-name="ce98"/>
          <table:table-cell table:style-name="ce105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98" calcext:value-type="float">
            <text:p>98</text:p>
          </table:table-cell>
          <table:table-cell table:style-name="ce98"/>
          <table:table-cell table:style-name="ce105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99" calcext:value-type="float">
            <text:p>99</text:p>
          </table:table-cell>
          <table:table-cell table:style-name="ce40"/>
          <table:table-cell table:style-name="ce106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66" table:number-columns-repeated="2"/>
          <table:table-cell table:style-name="ce48" office:value-type="float" office:value="0" calcext:value-type="float">
            <text:p><text:s/></text:p>
          </table:table-cell>
          <table:table-cell table:style-name="ce90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09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4107668.647955" calcext:value-type="float">
            <text:p><text:s/>264,107,669 <text:s/></text:p>
          </table:table-cell>
          <table:table-cell table:style-name="ce74"/>
          <table:table-cell table:style-name="ce79"/>
          <table:table-cell table:style-name="ce91" office:value-type="float" office:value="1" calcext:value-type="float">
            <text:p>1</text:p>
          </table:table-cell>
          <table:table-cell table:style-name="ce101" office:value-type="string" calcext:value-type="string">
            <text:p><text:s/></text:p>
          </table:table-cell>
          <table:table-cell table:style-name="ce110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4571621.898" calcext:value-type="float">
            <text:p><text:s/>224,571,622 <text:s/></text:p>
          </table:table-cell>
          <table:table-cell table:style-name="ce74"/>
          <table:table-cell table:style-name="ce79"/>
          <table:table-cell table:style-name="ce91" office:value-type="float" office:value="2" calcext:value-type="float">
            <text:p>2</text:p>
          </table:table-cell>
          <table:table-cell table:style-name="ce101"/>
          <table:table-cell table:style-name="ce110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62246.75" calcext:value-type="float">
            <text:p><text:s/>1,062,247 <text:s/></text:p>
          </table:table-cell>
          <table:table-cell table:style-name="ce74"/>
          <table:table-cell table:style-name="ce79"/>
          <table:table-cell table:style-name="ce91" office:value-type="float" office:value="3" calcext:value-type="float">
            <text:p>3</text:p>
          </table:table-cell>
          <table:table-cell table:style-name="ce101"/>
          <table:table-cell table:style-name="ce110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96141.999999" calcext:value-type="float">
            <text:p><text:s/>2,696,142 <text:s/></text:p>
          </table:table-cell>
          <table:table-cell table:style-name="ce74"/>
          <table:table-cell table:style-name="ce79"/>
          <table:table-cell table:style-name="ce92" office:value-type="float" office:value="4" calcext:value-type="float">
            <text:p>4</text:p>
          </table:table-cell>
          <table:table-cell table:style-name="ce102"/>
          <table:table-cell table:style-name="ce110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777657.999956" calcext:value-type="float">
            <text:p><text:s/>35,777,658 <text:s/></text:p>
          </table:table-cell>
          <table:table-cell table:style-name="ce74"/>
          <table:table-cell table:style-name="ce79"/>
          <table:table-cell table:style-name="ce91" office:value-type="float" office:value="5" calcext:value-type="float">
            <text:p>5</text:p>
          </table:table-cell>
          <table:table-cell table:style-name="ce101"/>
          <table:table-cell table:style-name="ce110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160366.999964" calcext:value-type="float">
            <text:p><text:s/>21,160,367 <text:s/></text:p>
          </table:table-cell>
          <table:table-cell table:style-name="ce74"/>
          <table:table-cell table:style-name="ce79"/>
          <table:table-cell table:style-name="ce91" office:value-type="float" office:value="6" calcext:value-type="float">
            <text:p>6</text:p>
          </table:table-cell>
          <table:table-cell table:style-name="ce101"/>
          <table:table-cell table:style-name="ce110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1160366.999964" calcext:value-type="float">
            <text:p><text:s/>21,160,367 <text:s/></text:p>
          </table:table-cell>
          <table:table-cell table:style-name="ce75"/>
          <table:table-cell table:style-name="ce80"/>
          <table:table-cell table:style-name="ce93" office:value-type="float" office:value="7" calcext:value-type="float">
            <text:p>7</text:p>
          </table:table-cell>
          <table:table-cell table:style-name="ce103"/>
          <table:table-cell table:style-name="ce111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94"/>
          <table:table-cell table:style-name="ce12" table:number-columns-repeated="2"/>
          <table:table-cell table:style-name="ce36" table:number-columns-repeated="1013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5"/>
          <table:table-cell table:number-columns-repeated="2"/>
          <table:table-cell table:style-name="ce13" table:number-columns-repeated="1013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56</meta:creation-date>
    <meta:initial-creator>國際合作與能源統計科</meta:initial-creator>
    <dc:description>能源平衡表OECD能源統計格式(公噸油當量單位)</dc:description>
    <meta:keyword>台灣能源平衡表</meta:keyword>
    <dc:creator>kenice</dc:creator>
    <meta:print-date>2018-05-14T03:08:13</meta:print-date>
    <dc:date>2020-03-02T03:58:47</dc:date>
    <dc:subject>能源平衡表OECD能源統計格式(公噸油當量單位)</dc:subject>
    <dc:title>能源平衡表OECD能源統計格式(公噸油當量單位)</dc:title>
    <meta:generator>LibreOffice/5.4.1.2$Windows_x86 LibreOffice_project/ea7cb86e6eeb2bf3a5af73a8f7777ac570321527</meta:generator>
    <meta:document-statistic meta:table-count="7" meta:cell-count="7762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